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6.88mm"/>
    </style:style>
    <style:style style:name="co2" style:family="table-column">
      <style:table-column-properties fo:break-before="auto" style:column-width="20.78mm"/>
    </style:style>
    <style:style style:name="co3" style:family="table-column">
      <style:table-column-properties fo:break-before="auto" style:column-width="18.87mm"/>
    </style:style>
    <style:style style:name="co4" style:family="table-column">
      <style:table-column-properties fo:break-before="auto" style:column-width="19.14mm"/>
    </style:style>
    <style:style style:name="co5" style:family="table-column">
      <style:table-column-properties fo:break-before="auto" style:column-width="34.66mm"/>
    </style:style>
    <style:style style:name="co6" style:family="table-column">
      <style:table-column-properties fo:break-before="auto" style:column-width="31.66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N_100_SIM_TIME_100000" table:style-name="ta1">
        <table:shapes>
          <draw:frame draw:z-index="0" draw:style-name="gr1" draw:text-style-name="P1" svg:width="255.06mm" svg:height="150.61mm" svg:x="167.76mm" svg:y="1.06mm">
            <draw:object draw:notify-on-update-of-ranges="N_100_SIM_TIME_100000.A1:N_100_SIM_TIME_100000.A1 N_100_SIM_TIME_100000.A2:N_100_SIM_TIME_100000.A101 N_100_SIM_TIME_100000.B1:N_100_SIM_TIME_100000.B1 N_100_SIM_TIME_100000.B2:N_100_SIM_TIME_100000.B101 N_100_SIM_TIME_100000.C1:N_100_SIM_TIME_100000.C1 N_100_SIM_TIME_100000.C2:N_100_SIM_TIME_100000.C101 N_100_SIM_TIME_100000.D1:N_100_SIM_TIME_100000.D1 N_100_SIM_TIME_100000.D2:N_100_SIM_TIME_100000.D101 N_100_SIM_TIME_100000.E1:N_100_SIM_TIME_100000.E1 N_100_SIM_TIME_100000.E2:N_100_SIM_TIME_100000.E101 N_100_SIM_TIME_100000.F1:N_100_SIM_TIME_100000.F1 N_100_SIM_TIME_100000.F2:N_100_SIM_TIME_100000.F101 N_100_SIM_TIME_100000.G1:N_100_SIM_TIME_100000.G1 N_100_SIM_TIME_100000.G2:N_100_SIM_TIME_100000.G10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54.92mm" svg:height="143.39mm" svg:x="171.22mm" svg:y="153.78mm">
            <draw:object draw:notify-on-update-of-ranges="N_100_SIM_TIME_100000.A1:N_100_SIM_TIME_100000.A1 N_100_SIM_TIME_100000.A2:N_100_SIM_TIME_100000.A101 N_100_SIM_TIME_100000.B1:N_100_SIM_TIME_100000.B1 N_100_SIM_TIME_100000.B2:N_100_SIM_TIME_100000.B101 N_100_SIM_TIME_100000.C1:N_100_SIM_TIME_100000.C1 N_100_SIM_TIME_100000.C2:N_100_SIM_TIME_100000.C101 N_100_SIM_TIME_100000.D1:N_100_SIM_TIME_100000.D1 N_100_SIM_TIME_100000.D2:N_100_SIM_TIME_100000.D10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P_success</text:p>
          </table:table-cell>
          <table:table-cell office:value-type="string" calcext:value-type="string">
            <text:p>P_nobody</text:p>
          </table:table-cell>
          <table:table-cell office:value-type="string" calcext:value-type="string">
            <text:p>P_notbest</text:p>
          </table:table-cell>
          <table:table-cell office:value-type="string" calcext:value-type="string">
            <text:p><text:s/>理論式 P_success</text:p>
          </table:table-cell>
          <table:table-cell office:value-type="string" calcext:value-type="string">
            <text:p><text:s/>理論式 P_nobody</text:p>
          </table:table-cell>
          <table:table-cell office:value-type="string" calcext:value-type="string">
            <text:p><text:s/>理論式 P_notbes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102" calcext:value-type="float">
            <text:p>0.0102</text:p>
          </table:table-cell>
          <table:table-cell office:value-type="float" office:value="0" calcext:value-type="float">
            <text:p>0</text:p>
          </table:table-cell>
          <table:table-cell office:value-type="float" office:value="0.9898" calcext:value-type="float">
            <text:p>0.9898</text:p>
          </table:table-cell>
          <table:table-cell office:value-type="string" calcext:value-type="string">
            <text:p><text:s/>-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-Na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5166" calcext:value-type="float">
            <text:p>0.05166</text:p>
          </table:table-cell>
          <table:table-cell office:value-type="float" office:value="0.00987" calcext:value-type="float">
            <text:p>0.00987</text:p>
          </table:table-cell>
          <table:table-cell office:value-type="float" office:value="0.93847" calcext:value-type="float">
            <text:p>0.93847</text:p>
          </table:table-cell>
          <table:table-cell office:value-type="float" office:value="0.0516727650753861" calcext:value-type="float">
            <text:p>0.051672765075386</text:p>
          </table:table-cell>
          <table:table-cell office:value-type="float" office:value="0.01" calcext:value-type="float">
            <text:p>0.01</text:p>
          </table:table-cell>
          <table:table-cell office:value-type="float" office:value="0.938327234924614" calcext:value-type="float">
            <text:p>0.9383272349246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8223" calcext:value-type="float">
            <text:p>0.08223</text:p>
          </table:table-cell>
          <table:table-cell office:value-type="float" office:value="0.02028" calcext:value-type="float">
            <text:p>0.02028</text:p>
          </table:table-cell>
          <table:table-cell office:value-type="float" office:value="0.89749" calcext:value-type="float">
            <text:p>0.89749</text:p>
          </table:table-cell>
          <table:table-cell office:value-type="float" office:value="0.0833455301507722" calcext:value-type="float">
            <text:p>0.083345530150772</text:p>
          </table:table-cell>
          <table:table-cell office:value-type="float" office:value="0.02" calcext:value-type="float">
            <text:p>0.02</text:p>
          </table:table-cell>
          <table:table-cell office:value-type="float" office:value="0.896654469849228" calcext:value-type="float">
            <text:p>0.89665446984922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1056" calcext:value-type="float">
            <text:p>0.11056</text:p>
          </table:table-cell>
          <table:table-cell office:value-type="float" office:value="0.03024" calcext:value-type="float">
            <text:p>0.03024</text:p>
          </table:table-cell>
          <table:table-cell office:value-type="float" office:value="0.8592" calcext:value-type="float">
            <text:p>0.8592</text:p>
          </table:table-cell>
          <table:table-cell office:value-type="float" office:value="0.110018295226158" calcext:value-type="float">
            <text:p>0.110018295226158</text:p>
          </table:table-cell>
          <table:table-cell office:value-type="float" office:value="0.03" calcext:value-type="float">
            <text:p>0.03</text:p>
          </table:table-cell>
          <table:table-cell office:value-type="float" office:value="0.859981704773842" calcext:value-type="float">
            <text:p>0.85998170477384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3446" calcext:value-type="float">
            <text:p>0.13446</text:p>
          </table:table-cell>
          <table:table-cell office:value-type="float" office:value="0.03921" calcext:value-type="float">
            <text:p>0.03921</text:p>
          </table:table-cell>
          <table:table-cell office:value-type="float" office:value="0.82633" calcext:value-type="float">
            <text:p>0.82633</text:p>
          </table:table-cell>
          <table:table-cell office:value-type="float" office:value="0.133357726968211" calcext:value-type="float">
            <text:p>0.133357726968211</text:p>
          </table:table-cell>
          <table:table-cell office:value-type="float" office:value="0.04" calcext:value-type="float">
            <text:p>0.04</text:p>
          </table:table-cell>
          <table:table-cell office:value-type="float" office:value="0.826642273031789" calcext:value-type="float">
            <text:p>0.82664227303178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5442" calcext:value-type="float">
            <text:p>0.15442</text:p>
          </table:table-cell>
          <table:table-cell office:value-type="float" office:value="0.0487" calcext:value-type="float">
            <text:p>0.0487</text:p>
          </table:table-cell>
          <table:table-cell office:value-type="float" office:value="0.79688" calcext:value-type="float">
            <text:p>0.79688</text:p>
          </table:table-cell>
          <table:table-cell office:value-type="float" office:value="0.154197158710264" calcext:value-type="float">
            <text:p>0.154197158710264</text:p>
          </table:table-cell>
          <table:table-cell office:value-type="float" office:value="0.05" calcext:value-type="float">
            <text:p>0.05</text:p>
          </table:table-cell>
          <table:table-cell office:value-type="float" office:value="0.795802841289736" calcext:value-type="float">
            <text:p>0.79580284128973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7326" calcext:value-type="float">
            <text:p>0.17326</text:p>
          </table:table-cell>
          <table:table-cell office:value-type="float" office:value="0.05957" calcext:value-type="float">
            <text:p>0.05957</text:p>
          </table:table-cell>
          <table:table-cell office:value-type="float" office:value="0.76717" calcext:value-type="float">
            <text:p>0.76717</text:p>
          </table:table-cell>
          <table:table-cell office:value-type="float" office:value="0.173036590452317" calcext:value-type="float">
            <text:p>0.173036590452317</text:p>
          </table:table-cell>
          <table:table-cell office:value-type="float" office:value="0.06" calcext:value-type="float">
            <text:p>0.06</text:p>
          </table:table-cell>
          <table:table-cell office:value-type="float" office:value="0.766963409547683" calcext:value-type="float">
            <text:p>0.76696340954768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19176" calcext:value-type="float">
            <text:p>0.19176</text:p>
          </table:table-cell>
          <table:table-cell office:value-type="float" office:value="0.0698" calcext:value-type="float">
            <text:p>0.0698</text:p>
          </table:table-cell>
          <table:table-cell office:value-type="float" office:value="0.73844" calcext:value-type="float">
            <text:p>0.73844</text:p>
          </table:table-cell>
          <table:table-cell office:value-type="float" office:value="0.190209355527703" calcext:value-type="float">
            <text:p>0.190209355527703</text:p>
          </table:table-cell>
          <table:table-cell office:value-type="float" office:value="0.07" calcext:value-type="float">
            <text:p>0.07</text:p>
          </table:table-cell>
          <table:table-cell office:value-type="float" office:value="0.739790644472297" calcext:value-type="float">
            <text:p>0.73979064447229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20795" calcext:value-type="float">
            <text:p>0.20795</text:p>
          </table:table-cell>
          <table:table-cell office:value-type="float" office:value="0.0796" calcext:value-type="float">
            <text:p>0.0796</text:p>
          </table:table-cell>
          <table:table-cell office:value-type="float" office:value="0.71245" calcext:value-type="float">
            <text:p>0.71245</text:p>
          </table:table-cell>
          <table:table-cell office:value-type="float" office:value="0.205953549174517" calcext:value-type="float">
            <text:p>0.205953549174517</text:p>
          </table:table-cell>
          <table:table-cell office:value-type="float" office:value="0.08" calcext:value-type="float">
            <text:p>0.08</text:p>
          </table:table-cell>
          <table:table-cell office:value-type="float" office:value="0.714046450825483" calcext:value-type="float">
            <text:p>0.71404645082548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22216" calcext:value-type="float">
            <text:p>0.22216</text:p>
          </table:table-cell>
          <table:table-cell office:value-type="float" office:value="0.09028" calcext:value-type="float">
            <text:p>0.09028</text:p>
          </table:table-cell>
          <table:table-cell office:value-type="float" office:value="0.68756" calcext:value-type="float">
            <text:p>0.68756</text:p>
          </table:table-cell>
          <table:table-cell office:value-type="float" office:value="0.220447742821332" calcext:value-type="float">
            <text:p>0.220447742821332</text:p>
          </table:table-cell>
          <table:table-cell office:value-type="float" office:value="0.09" calcext:value-type="float">
            <text:p>0.09</text:p>
          </table:table-cell>
          <table:table-cell office:value-type="float" office:value="0.689552257178668" calcext:value-type="float">
            <text:p>0.68955225717866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3541" calcext:value-type="float">
            <text:p>0.23541</text:p>
          </table:table-cell>
          <table:table-cell office:value-type="float" office:value="0.10147" calcext:value-type="float">
            <text:p>0.10147</text:p>
          </table:table-cell>
          <table:table-cell office:value-type="float" office:value="0.66312" calcext:value-type="float">
            <text:p>0.66312</text:p>
          </table:table-cell>
          <table:table-cell office:value-type="float" office:value="0.233830825357035" calcext:value-type="float">
            <text:p>0.233830825357035</text:p>
          </table:table-cell>
          <table:table-cell office:value-type="float" office:value="0.1" calcext:value-type="float">
            <text:p>0.1</text:p>
          </table:table-cell>
          <table:table-cell office:value-type="float" office:value="0.666169174642964" calcext:value-type="float">
            <text:p>0.66616917464296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24778" calcext:value-type="float">
            <text:p>0.24778</text:p>
          </table:table-cell>
          <table:table-cell office:value-type="float" office:value="0.1092" calcext:value-type="float">
            <text:p>0.1092</text:p>
          </table:table-cell>
          <table:table-cell office:value-type="float" office:value="0.64302" calcext:value-type="float">
            <text:p>0.64302</text:p>
          </table:table-cell>
          <table:table-cell office:value-type="float" office:value="0.246213907892739" calcext:value-type="float">
            <text:p>0.246213907892739</text:p>
          </table:table-cell>
          <table:table-cell office:value-type="float" office:value="0.11" calcext:value-type="float">
            <text:p>0.11</text:p>
          </table:table-cell>
          <table:table-cell office:value-type="float" office:value="0.643786092107261" calcext:value-type="float">
            <text:p>0.64378609210726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26033" calcext:value-type="float">
            <text:p>0.26033</text:p>
          </table:table-cell>
          <table:table-cell office:value-type="float" office:value="0.11987" calcext:value-type="float">
            <text:p>0.11987</text:p>
          </table:table-cell>
          <table:table-cell office:value-type="float" office:value="0.6198" calcext:value-type="float">
            <text:p>0.6198</text:p>
          </table:table-cell>
          <table:table-cell office:value-type="float" office:value="0.257687899519352" calcext:value-type="float">
            <text:p>0.257687899519352</text:p>
          </table:table-cell>
          <table:table-cell office:value-type="float" office:value="0.12" calcext:value-type="float">
            <text:p>0.12</text:p>
          </table:table-cell>
          <table:table-cell office:value-type="float" office:value="0.622312100480648" calcext:value-type="float">
            <text:p>0.62231210048064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27039" calcext:value-type="float">
            <text:p>0.27039</text:p>
          </table:table-cell>
          <table:table-cell office:value-type="float" office:value="0.13008" calcext:value-type="float">
            <text:p>0.13008</text:p>
          </table:table-cell>
          <table:table-cell office:value-type="float" office:value="0.59953" calcext:value-type="float">
            <text:p>0.59953</text:p>
          </table:table-cell>
          <table:table-cell office:value-type="float" office:value="0.268328557812631" calcext:value-type="float">
            <text:p>0.268328557812631</text:p>
          </table:table-cell>
          <table:table-cell office:value-type="float" office:value="0.13" calcext:value-type="float">
            <text:p>0.13</text:p>
          </table:table-cell>
          <table:table-cell office:value-type="float" office:value="0.601671442187369" calcext:value-type="float">
            <text:p>0.60167144218736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28041" calcext:value-type="float">
            <text:p>0.28041</text:p>
          </table:table-cell>
          <table:table-cell office:value-type="float" office:value="0.1402" calcext:value-type="float">
            <text:p>0.1402</text:p>
          </table:table-cell>
          <table:table-cell office:value-type="float" office:value="0.57939" calcext:value-type="float">
            <text:p>0.57939</text:p>
          </table:table-cell>
          <table:table-cell office:value-type="float" office:value="0.27819998533668" calcext:value-type="float">
            <text:p>0.27819998533668</text:p>
          </table:table-cell>
          <table:table-cell office:value-type="float" office:value="0.14" calcext:value-type="float">
            <text:p>0.14</text:p>
          </table:table-cell>
          <table:table-cell office:value-type="float" office:value="0.58180001466332" calcext:value-type="float">
            <text:p>0.5818000146633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29048" calcext:value-type="float">
            <text:p>0.29048</text:p>
          </table:table-cell>
          <table:table-cell office:value-type="float" office:value="0.14918" calcext:value-type="float">
            <text:p>0.14918</text:p>
          </table:table-cell>
          <table:table-cell office:value-type="float" office:value="0.56034" calcext:value-type="float">
            <text:p>0.56034</text:p>
          </table:table-cell>
          <table:table-cell office:value-type="float" office:value="0.287357127146442" calcext:value-type="float">
            <text:p>0.287357127146442</text:p>
          </table:table-cell>
          <table:table-cell office:value-type="float" office:value="0.15" calcext:value-type="float">
            <text:p>0.15</text:p>
          </table:table-cell>
          <table:table-cell office:value-type="float" office:value="0.562642872853558" calcext:value-type="float">
            <text:p>0.56264287285355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29519" calcext:value-type="float">
            <text:p>0.29519</text:p>
          </table:table-cell>
          <table:table-cell office:value-type="float" office:value="0.16136" calcext:value-type="float">
            <text:p>0.16136</text:p>
          </table:table-cell>
          <table:table-cell office:value-type="float" office:value="0.54345" calcext:value-type="float">
            <text:p>0.54345</text:p>
          </table:table-cell>
          <table:table-cell office:value-type="float" office:value="0.295847602289539" calcext:value-type="float">
            <text:p>0.295847602289539</text:p>
          </table:table-cell>
          <table:table-cell office:value-type="float" office:value="0.16" calcext:value-type="float">
            <text:p>0.16</text:p>
          </table:table-cell>
          <table:table-cell office:value-type="float" office:value="0.544152397710461" calcext:value-type="float">
            <text:p>0.54415239771046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30337" calcext:value-type="float">
            <text:p>0.30337</text:p>
          </table:table-cell>
          <table:table-cell office:value-type="float" office:value="0.17227" calcext:value-type="float">
            <text:p>0.17227</text:p>
          </table:table-cell>
          <table:table-cell office:value-type="float" office:value="0.52436" calcext:value-type="float">
            <text:p>0.52436</text:p>
          </table:table-cell>
          <table:table-cell office:value-type="float" office:value="0.303713077432635" calcext:value-type="float">
            <text:p>0.303713077432635</text:p>
          </table:table-cell>
          <table:table-cell office:value-type="float" office:value="0.17" calcext:value-type="float">
            <text:p>0.17</text:p>
          </table:table-cell>
          <table:table-cell office:value-type="float" office:value="0.526286922567365" calcext:value-type="float">
            <text:p>0.52628692256736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31105" calcext:value-type="float">
            <text:p>0.31105</text:p>
          </table:table-cell>
          <table:table-cell office:value-type="float" office:value="0.17964" calcext:value-type="float">
            <text:p>0.17964</text:p>
          </table:table-cell>
          <table:table-cell office:value-type="float" office:value="0.50931" calcext:value-type="float">
            <text:p>0.50931</text:p>
          </table:table-cell>
          <table:table-cell office:value-type="float" office:value="0.310990317281613" calcext:value-type="float">
            <text:p>0.310990317281613</text:p>
          </table:table-cell>
          <table:table-cell office:value-type="float" office:value="0.18" calcext:value-type="float">
            <text:p>0.18</text:p>
          </table:table-cell>
          <table:table-cell office:value-type="float" office:value="0.509009682718387" calcext:value-type="float">
            <text:p>0.50900968271838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32016" calcext:value-type="float">
            <text:p>0.32016</text:p>
          </table:table-cell>
          <table:table-cell office:value-type="float" office:value="0.18799" calcext:value-type="float">
            <text:p>0.18799</text:p>
          </table:table-cell>
          <table:table-cell office:value-type="float" office:value="0.49185" calcext:value-type="float">
            <text:p>0.49185</text:p>
          </table:table-cell>
          <table:table-cell office:value-type="float" office:value="0.317712001575036" calcext:value-type="float">
            <text:p>0.317712001575036</text:p>
          </table:table-cell>
          <table:table-cell office:value-type="float" office:value="0.19" calcext:value-type="float">
            <text:p>0.19</text:p>
          </table:table-cell>
          <table:table-cell office:value-type="float" office:value="0.492287998424964" calcext:value-type="float">
            <text:p>0.49228799842496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32444" calcext:value-type="float">
            <text:p>0.32444</text:p>
          </table:table-cell>
          <table:table-cell office:value-type="float" office:value="0.20081" calcext:value-type="float">
            <text:p>0.20081</text:p>
          </table:table-cell>
          <table:table-cell office:value-type="float" office:value="0.47475" calcext:value-type="float">
            <text:p>0.47475</text:p>
          </table:table-cell>
          <table:table-cell office:value-type="float" office:value="0.323907370078986" calcext:value-type="float">
            <text:p>0.323907370078986</text:p>
          </table:table-cell>
          <table:table-cell office:value-type="float" office:value="0.2" calcext:value-type="float">
            <text:p>0.2</text:p>
          </table:table-cell>
          <table:table-cell office:value-type="float" office:value="0.476092629921014" calcext:value-type="float">
            <text:p>0.47609262992101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33164" calcext:value-type="float">
            <text:p>0.33164</text:p>
          </table:table-cell>
          <table:table-cell office:value-type="float" office:value="0.20893" calcext:value-type="float">
            <text:p>0.20893</text:p>
          </table:table-cell>
          <table:table-cell office:value-type="float" office:value="0.45943" calcext:value-type="float">
            <text:p>0.45943</text:p>
          </table:table-cell>
          <table:table-cell office:value-type="float" office:value="0.329602738582935" calcext:value-type="float">
            <text:p>0.329602738582935</text:p>
          </table:table-cell>
          <table:table-cell office:value-type="float" office:value="0.21" calcext:value-type="float">
            <text:p>0.21</text:p>
          </table:table-cell>
          <table:table-cell office:value-type="float" office:value="0.460397261417065" calcext:value-type="float">
            <text:p>0.46039726141706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3365" calcext:value-type="float">
            <text:p>0.3365</text:p>
          </table:table-cell>
          <table:table-cell office:value-type="float" office:value="0.21901" calcext:value-type="float">
            <text:p>0.21901</text:p>
          </table:table-cell>
          <table:table-cell office:value-type="float" office:value="0.44449" calcext:value-type="float">
            <text:p>0.44449</text:p>
          </table:table-cell>
          <table:table-cell office:value-type="float" office:value="0.334821916610694" calcext:value-type="float">
            <text:p>0.334821916610694</text:p>
          </table:table-cell>
          <table:table-cell office:value-type="float" office:value="0.22" calcext:value-type="float">
            <text:p>0.22</text:p>
          </table:table-cell>
          <table:table-cell office:value-type="float" office:value="0.445178083389306" calcext:value-type="float">
            <text:p>0.44517808338930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33881" calcext:value-type="float">
            <text:p>0.33881</text:p>
          </table:table-cell>
          <table:table-cell office:value-type="float" office:value="0.23138" calcext:value-type="float">
            <text:p>0.23138</text:p>
          </table:table-cell>
          <table:table-cell office:value-type="float" office:value="0.42981" calcext:value-type="float">
            <text:p>0.42981</text:p>
          </table:table-cell>
          <table:table-cell office:value-type="float" office:value="0.339586549183907" calcext:value-type="float">
            <text:p>0.339586549183907</text:p>
          </table:table-cell>
          <table:table-cell office:value-type="float" office:value="0.23" calcext:value-type="float">
            <text:p>0.23</text:p>
          </table:table-cell>
          <table:table-cell office:value-type="float" office:value="0.430413450816093" calcext:value-type="float">
            <text:p>0.43041345081609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34883" calcext:value-type="float">
            <text:p>0.34883</text:p>
          </table:table-cell>
          <table:table-cell office:value-type="float" office:value="0.23975" calcext:value-type="float">
            <text:p>0.23975</text:p>
          </table:table-cell>
          <table:table-cell office:value-type="float" office:value="0.41142" calcext:value-type="float">
            <text:p>0.41142</text:p>
          </table:table-cell>
          <table:table-cell office:value-type="float" office:value="0.343916399148425" calcext:value-type="float">
            <text:p>0.343916399148425</text:p>
          </table:table-cell>
          <table:table-cell office:value-type="float" office:value="0.24" calcext:value-type="float">
            <text:p>0.24</text:p>
          </table:table-cell>
          <table:table-cell office:value-type="float" office:value="0.416083600851575" calcext:value-type="float">
            <text:p>0.41608360085157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35217" calcext:value-type="float">
            <text:p>0.35217</text:p>
          </table:table-cell>
          <table:table-cell office:value-type="float" office:value="0.25127" calcext:value-type="float">
            <text:p>0.25127</text:p>
          </table:table-cell>
          <table:table-cell office:value-type="float" office:value="0.39656" calcext:value-type="float">
            <text:p>0.39656</text:p>
          </table:table-cell>
          <table:table-cell office:value-type="float" office:value="0.347829582446276" calcext:value-type="float">
            <text:p>0.347829582446276</text:p>
          </table:table-cell>
          <table:table-cell office:value-type="float" office:value="0.25" calcext:value-type="float">
            <text:p>0.25</text:p>
          </table:table-cell>
          <table:table-cell office:value-type="float" office:value="0.402170417553724" calcext:value-type="float">
            <text:p>0.40217041755372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35372" calcext:value-type="float">
            <text:p>0.35372</text:p>
          </table:table-cell>
          <table:table-cell office:value-type="float" office:value="0.25946" calcext:value-type="float">
            <text:p>0.25946</text:p>
          </table:table-cell>
          <table:table-cell office:value-type="float" office:value="0.38682" calcext:value-type="float">
            <text:p>0.38682</text:p>
          </table:table-cell>
          <table:table-cell office:value-type="float" office:value="0.351342765744127" calcext:value-type="float">
            <text:p>0.351342765744127</text:p>
          </table:table-cell>
          <table:table-cell office:value-type="float" office:value="0.26" calcext:value-type="float">
            <text:p>0.26</text:p>
          </table:table-cell>
          <table:table-cell office:value-type="float" office:value="0.388657234255873" calcext:value-type="float">
            <text:p>0.38865723425587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3577" calcext:value-type="float">
            <text:p>0.3577</text:p>
          </table:table-cell>
          <table:table-cell office:value-type="float" office:value="0.27049" calcext:value-type="float">
            <text:p>0.27049</text:p>
          </table:table-cell>
          <table:table-cell office:value-type="float" office:value="0.37181" calcext:value-type="float">
            <text:p>0.37181</text:p>
          </table:table-cell>
          <table:table-cell office:value-type="float" office:value="0.354471333657363" calcext:value-type="float">
            <text:p>0.354471333657363</text:p>
          </table:table-cell>
          <table:table-cell office:value-type="float" office:value="0.27" calcext:value-type="float">
            <text:p>0.27</text:p>
          </table:table-cell>
          <table:table-cell office:value-type="float" office:value="0.375528666342637" calcext:value-type="float">
            <text:p>0.37552866634263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36191" calcext:value-type="float">
            <text:p>0.36191</text:p>
          </table:table-cell>
          <table:table-cell office:value-type="float" office:value="0.27688" calcext:value-type="float">
            <text:p>0.27688</text:p>
          </table:table-cell>
          <table:table-cell office:value-type="float" office:value="0.36121" calcext:value-type="float">
            <text:p>0.36121</text:p>
          </table:table-cell>
          <table:table-cell office:value-type="float" office:value="0.357229531200228" calcext:value-type="float">
            <text:p>0.357229531200228</text:p>
          </table:table-cell>
          <table:table-cell office:value-type="float" office:value="0.28" calcext:value-type="float">
            <text:p>0.28</text:p>
          </table:table-cell>
          <table:table-cell office:value-type="float" office:value="0.362770468799772" calcext:value-type="float">
            <text:p>0.36277046879977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3629" calcext:value-type="float">
            <text:p>0.3629</text:p>
          </table:table-cell>
          <table:table-cell office:value-type="float" office:value="0.28811" calcext:value-type="float">
            <text:p>0.28811</text:p>
          </table:table-cell>
          <table:table-cell office:value-type="float" office:value="0.34899" calcext:value-type="float">
            <text:p>0.34899</text:p>
          </table:table-cell>
          <table:table-cell office:value-type="float" office:value="0.35963058588595" calcext:value-type="float">
            <text:p>0.35963058588595</text:p>
          </table:table-cell>
          <table:table-cell office:value-type="float" office:value="0.29" calcext:value-type="float">
            <text:p>0.29</text:p>
          </table:table-cell>
          <table:table-cell office:value-type="float" office:value="0.35036941411405" calcext:value-type="float">
            <text:p>0.3503694141140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36317" calcext:value-type="float">
            <text:p>0.36317</text:p>
          </table:table-cell>
          <table:table-cell office:value-type="float" office:value="0.30152" calcext:value-type="float">
            <text:p>0.30152</text:p>
          </table:table-cell>
          <table:table-cell office:value-type="float" office:value="0.33531" calcext:value-type="float">
            <text:p>0.33531</text:p>
          </table:table-cell>
          <table:table-cell office:value-type="float" office:value="0.361686812985466" calcext:value-type="float">
            <text:p>0.361686812985466</text:p>
          </table:table-cell>
          <table:table-cell office:value-type="float" office:value="0.3" calcext:value-type="float">
            <text:p>0.3</text:p>
          </table:table-cell>
          <table:table-cell office:value-type="float" office:value="0.338313187014534" calcext:value-type="float">
            <text:p>0.33831318701453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37024" calcext:value-type="float">
            <text:p>0.37024</text:p>
          </table:table-cell>
          <table:table-cell office:value-type="float" office:value="0.3074" calcext:value-type="float">
            <text:p>0.3074</text:p>
          </table:table-cell>
          <table:table-cell office:value-type="float" office:value="0.32236" calcext:value-type="float">
            <text:p>0.32236</text:p>
          </table:table-cell>
          <table:table-cell office:value-type="float" office:value="0.363409706751648" calcext:value-type="float">
            <text:p>0.363409706751648</text:p>
          </table:table-cell>
          <table:table-cell office:value-type="float" office:value="0.31" calcext:value-type="float">
            <text:p>0.31</text:p>
          </table:table-cell>
          <table:table-cell office:value-type="float" office:value="0.326590293248352" calcext:value-type="float">
            <text:p>0.32659029324835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37004" calcext:value-type="float">
            <text:p>0.37004</text:p>
          </table:table-cell>
          <table:table-cell office:value-type="float" office:value="0.31899" calcext:value-type="float">
            <text:p>0.31899</text:p>
          </table:table-cell>
          <table:table-cell office:value-type="float" office:value="0.31097" calcext:value-type="float">
            <text:p>0.31097</text:p>
          </table:table-cell>
          <table:table-cell office:value-type="float" office:value="0.364810019872669" calcext:value-type="float">
            <text:p>0.364810019872669</text:p>
          </table:table-cell>
          <table:table-cell office:value-type="float" office:value="0.32" calcext:value-type="float">
            <text:p>0.32</text:p>
          </table:table-cell>
          <table:table-cell office:value-type="float" office:value="0.315189980127331" calcext:value-type="float">
            <text:p>0.31518998012733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36839" calcext:value-type="float">
            <text:p>0.36839</text:p>
          </table:table-cell>
          <table:table-cell office:value-type="float" office:value="0.33121" calcext:value-type="float">
            <text:p>0.33121</text:p>
          </table:table-cell>
          <table:table-cell office:value-type="float" office:value="0.3004" calcext:value-type="float">
            <text:p>0.3004</text:p>
          </table:table-cell>
          <table:table-cell office:value-type="float" office:value="0.36589783299369" calcext:value-type="float">
            <text:p>0.36589783299369</text:p>
          </table:table-cell>
          <table:table-cell office:value-type="float" office:value="0.33" calcext:value-type="float">
            <text:p>0.33</text:p>
          </table:table-cell>
          <table:table-cell office:value-type="float" office:value="0.30410216700631" calcext:value-type="float">
            <text:p>0.3041021670063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36826" calcext:value-type="float">
            <text:p>0.36826</text:p>
          </table:table-cell>
          <table:table-cell office:value-type="float" office:value="0.33837" calcext:value-type="float">
            <text:p>0.33837</text:p>
          </table:table-cell>
          <table:table-cell office:value-type="float" office:value="0.29337" calcext:value-type="float">
            <text:p>0.29337</text:p>
          </table:table-cell>
          <table:table-cell office:value-type="float" office:value="0.36668261581168" calcext:value-type="float">
            <text:p>0.36668261581168</text:p>
          </table:table-cell>
          <table:table-cell office:value-type="float" office:value="0.34" calcext:value-type="float">
            <text:p>0.34</text:p>
          </table:table-cell>
          <table:table-cell office:value-type="float" office:value="0.29331738418832" calcext:value-type="float">
            <text:p>0.2933173841883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37015" calcext:value-type="float">
            <text:p>0.37015</text:p>
          </table:table-cell>
          <table:table-cell office:value-type="float" office:value="0.34872" calcext:value-type="float">
            <text:p>0.34872</text:p>
          </table:table-cell>
          <table:table-cell office:value-type="float" office:value="0.28113" calcext:value-type="float">
            <text:p>0.28113</text:p>
          </table:table-cell>
          <table:table-cell office:value-type="float" office:value="0.367173280982612" calcext:value-type="float">
            <text:p>0.367173280982612</text:p>
          </table:table-cell>
          <table:table-cell office:value-type="float" office:value="0.35" calcext:value-type="float">
            <text:p>0.35</text:p>
          </table:table-cell>
          <table:table-cell office:value-type="float" office:value="0.282826719017388" calcext:value-type="float">
            <text:p>0.28282671901738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3714" calcext:value-type="float">
            <text:p>0.3714</text:p>
          </table:table-cell>
          <table:table-cell office:value-type="float" office:value="0.36035" calcext:value-type="float">
            <text:p>0.36035</text:p>
          </table:table-cell>
          <table:table-cell office:value-type="float" office:value="0.26825" calcext:value-type="float">
            <text:p>0.26825</text:p>
          </table:table-cell>
          <table:table-cell office:value-type="float" office:value="0.367378231867829" calcext:value-type="float">
            <text:p>0.367378231867829</text:p>
          </table:table-cell>
          <table:table-cell office:value-type="float" office:value="0.36" calcext:value-type="float">
            <text:p>0.36</text:p>
          </table:table-cell>
          <table:table-cell office:value-type="float" office:value="0.272621768132171" calcext:value-type="float">
            <text:p>0.27262176813217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36953" calcext:value-type="float">
            <text:p>0.36953</text:p>
          </table:table-cell>
          <table:table-cell office:value-type="float" office:value="0.36883" calcext:value-type="float">
            <text:p>0.36883</text:p>
          </table:table-cell>
          <table:table-cell office:value-type="float" office:value="0.26164" calcext:value-type="float">
            <text:p>0.26164</text:p>
          </table:table-cell>
          <table:table-cell office:value-type="float" office:value="0.367305404975269" calcext:value-type="float">
            <text:p>0.367305404975269</text:p>
          </table:table-cell>
          <table:table-cell office:value-type="float" office:value="0.37" calcext:value-type="float">
            <text:p>0.37</text:p>
          </table:table-cell>
          <table:table-cell office:value-type="float" office:value="0.262694595024731" calcext:value-type="float">
            <text:p>0.26269459502473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37033" calcext:value-type="float">
            <text:p>0.37033</text:p>
          </table:table-cell>
          <table:table-cell office:value-type="float" office:value="0.38125" calcext:value-type="float">
            <text:p>0.38125</text:p>
          </table:table-cell>
          <table:table-cell office:value-type="float" office:value="0.24842" calcext:value-type="float">
            <text:p>0.24842</text:p>
          </table:table-cell>
          <table:table-cell office:value-type="float" office:value="0.366962307812438" calcext:value-type="float">
            <text:p>0.366962307812438</text:p>
          </table:table-cell>
          <table:table-cell office:value-type="float" office:value="0.38" calcext:value-type="float">
            <text:p>0.38</text:p>
          </table:table-cell>
          <table:table-cell office:value-type="float" office:value="0.253037692187561" calcext:value-type="float">
            <text:p>0.25303769218756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37052" calcext:value-type="float">
            <text:p>0.37052</text:p>
          </table:table-cell>
          <table:table-cell office:value-type="float" office:value="0.38996" calcext:value-type="float">
            <text:p>0.38996</text:p>
          </table:table-cell>
          <table:table-cell office:value-type="float" office:value="0.23952" calcext:value-type="float">
            <text:p>0.23952</text:p>
          </table:table-cell>
          <table:table-cell office:value-type="float" office:value="0.366356052754871" calcext:value-type="float">
            <text:p>0.366356052754871</text:p>
          </table:table-cell>
          <table:table-cell office:value-type="float" office:value="0.39" calcext:value-type="float">
            <text:p>0.39</text:p>
          </table:table-cell>
          <table:table-cell office:value-type="float" office:value="0.243643947245129" calcext:value-type="float">
            <text:p>0.24364394724512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36933" calcext:value-type="float">
            <text:p>0.36933</text:p>
          </table:table-cell>
          <table:table-cell office:value-type="float" office:value="0.39818" calcext:value-type="float">
            <text:p>0.39818</text:p>
          </table:table-cell>
          <table:table-cell office:value-type="float" office:value="0.23249" calcext:value-type="float">
            <text:p>0.23249</text:p>
          </table:table-cell>
          <table:table-cell office:value-type="float" office:value="0.365493387440893" calcext:value-type="float">
            <text:p>0.365493387440893</text:p>
          </table:table-cell>
          <table:table-cell office:value-type="float" office:value="0.4" calcext:value-type="float">
            <text:p>0.4</text:p>
          </table:table-cell>
          <table:table-cell office:value-type="float" office:value="0.234506612559107" calcext:value-type="float">
            <text:p>0.23450661255910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36922" calcext:value-type="float">
            <text:p>0.36922</text:p>
          </table:table-cell>
          <table:table-cell office:value-type="float" office:value="0.40998" calcext:value-type="float">
            <text:p>0.40998</text:p>
          </table:table-cell>
          <table:table-cell office:value-type="float" office:value="0.2208" calcext:value-type="float">
            <text:p>0.2208</text:p>
          </table:table-cell>
          <table:table-cell office:value-type="float" office:value="0.364380722126916" calcext:value-type="float">
            <text:p>0.364380722126916</text:p>
          </table:table-cell>
          <table:table-cell office:value-type="float" office:value="0.41" calcext:value-type="float">
            <text:p>0.41</text:p>
          </table:table-cell>
          <table:table-cell office:value-type="float" office:value="0.225619277873084" calcext:value-type="float">
            <text:p>0.22561927787308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36772" calcext:value-type="float">
            <text:p>0.36772</text:p>
          </table:table-cell>
          <table:table-cell office:value-type="float" office:value="0.42132" calcext:value-type="float">
            <text:p>0.42132</text:p>
          </table:table-cell>
          <table:table-cell office:value-type="float" office:value="0.21096" calcext:value-type="float">
            <text:p>0.21096</text:p>
          </table:table-cell>
          <table:table-cell office:value-type="float" office:value="0.363024154373914" calcext:value-type="float">
            <text:p>0.363024154373914</text:p>
          </table:table-cell>
          <table:table-cell office:value-type="float" office:value="0.42" calcext:value-type="float">
            <text:p>0.42</text:p>
          </table:table-cell>
          <table:table-cell office:value-type="float" office:value="0.216975845626086" calcext:value-type="float">
            <text:p>0.21697584562608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36798" calcext:value-type="float">
            <text:p>0.36798</text:p>
          </table:table-cell>
          <table:table-cell office:value-type="float" office:value="0.42979" calcext:value-type="float">
            <text:p>0.42979</text:p>
          </table:table-cell>
          <table:table-cell office:value-type="float" office:value="0.20223" calcext:value-type="float">
            <text:p>0.20223</text:p>
          </table:table-cell>
          <table:table-cell office:value-type="float" office:value="0.361429491382816" calcext:value-type="float">
            <text:p>0.361429491382816</text:p>
          </table:table-cell>
          <table:table-cell office:value-type="float" office:value="0.43" calcext:value-type="float">
            <text:p>0.43</text:p>
          </table:table-cell>
          <table:table-cell office:value-type="float" office:value="0.208570508617184" calcext:value-type="float">
            <text:p>0.20857050861718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36463" calcext:value-type="float">
            <text:p>0.36463</text:p>
          </table:table-cell>
          <table:table-cell office:value-type="float" office:value="0.43865" calcext:value-type="float">
            <text:p>0.43865</text:p>
          </table:table-cell>
          <table:table-cell office:value-type="float" office:value="0.19672" calcext:value-type="float">
            <text:p>0.19672</text:p>
          </table:table-cell>
          <table:table-cell office:value-type="float" office:value="0.359602270252184" calcext:value-type="float">
            <text:p>0.359602270252184</text:p>
          </table:table-cell>
          <table:table-cell office:value-type="float" office:value="0.44" calcext:value-type="float">
            <text:p>0.44</text:p>
          </table:table-cell>
          <table:table-cell office:value-type="float" office:value="0.200397729747816" calcext:value-type="float">
            <text:p>0.20039772974781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36063" calcext:value-type="float">
            <text:p>0.36063</text:p>
          </table:table-cell>
          <table:table-cell office:value-type="float" office:value="0.44948" calcext:value-type="float">
            <text:p>0.44948</text:p>
          </table:table-cell>
          <table:table-cell office:value-type="float" office:value="0.18989" calcext:value-type="float">
            <text:p>0.18989</text:p>
          </table:table-cell>
          <table:table-cell office:value-type="float" office:value="0.357547776394279" calcext:value-type="float">
            <text:p>0.357547776394279</text:p>
          </table:table-cell>
          <table:table-cell office:value-type="float" office:value="0.45" calcext:value-type="float">
            <text:p>0.45</text:p>
          </table:table-cell>
          <table:table-cell office:value-type="float" office:value="0.192452223605721" calcext:value-type="float">
            <text:p>0.19245222360572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35873" calcext:value-type="float">
            <text:p>0.35873</text:p>
          </table:table-cell>
          <table:table-cell office:value-type="float" office:value="0.46243" calcext:value-type="float">
            <text:p>0.46243</text:p>
          </table:table-cell>
          <table:table-cell office:value-type="float" office:value="0.17884" calcext:value-type="float">
            <text:p>0.17884</text:p>
          </table:table-cell>
          <table:table-cell office:value-type="float" office:value="0.355271060314152" calcext:value-type="float">
            <text:p>0.355271060314152</text:p>
          </table:table-cell>
          <table:table-cell office:value-type="float" office:value="0.46" calcext:value-type="float">
            <text:p>0.46</text:p>
          </table:table-cell>
          <table:table-cell office:value-type="float" office:value="0.184728939685848" calcext:value-type="float">
            <text:p>0.18472893968584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35803" calcext:value-type="float">
            <text:p>0.35803</text:p>
          </table:table-cell>
          <table:table-cell office:value-type="float" office:value="0.47037" calcext:value-type="float">
            <text:p>0.47037</text:p>
          </table:table-cell>
          <table:table-cell office:value-type="float" office:value="0.1716" calcext:value-type="float">
            <text:p>0.1716</text:p>
          </table:table-cell>
          <table:table-cell office:value-type="float" office:value="0.352776952929677" calcext:value-type="float">
            <text:p>0.352776952929677</text:p>
          </table:table-cell>
          <table:table-cell office:value-type="float" office:value="0.47" calcext:value-type="float">
            <text:p>0.47</text:p>
          </table:table-cell>
          <table:table-cell office:value-type="float" office:value="0.177223047070323" calcext:value-type="float">
            <text:p>0.17722304707032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35607" calcext:value-type="float">
            <text:p>0.35607</text:p>
          </table:table-cell>
          <table:table-cell office:value-type="float" office:value="0.47761" calcext:value-type="float">
            <text:p>0.47761</text:p>
          </table:table-cell>
          <table:table-cell office:value-type="float" office:value="0.16632" calcext:value-type="float">
            <text:p>0.16632</text:p>
          </table:table-cell>
          <table:table-cell office:value-type="float" office:value="0.350070079587756" calcext:value-type="float">
            <text:p>0.350070079587756</text:p>
          </table:table-cell>
          <table:table-cell office:value-type="float" office:value="0.48" calcext:value-type="float">
            <text:p>0.48</text:p>
          </table:table-cell>
          <table:table-cell office:value-type="float" office:value="0.169929920412244" calcext:value-type="float">
            <text:p>0.16992992041224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3514" calcext:value-type="float">
            <text:p>0.3514</text:p>
          </table:table-cell>
          <table:table-cell office:value-type="float" office:value="0.49092" calcext:value-type="float">
            <text:p>0.49092</text:p>
          </table:table-cell>
          <table:table-cell office:value-type="float" office:value="0.15768" calcext:value-type="float">
            <text:p>0.15768</text:p>
          </table:table-cell>
          <table:table-cell office:value-type="float" office:value="0.347154872912501" calcext:value-type="float">
            <text:p>0.347154872912501</text:p>
          </table:table-cell>
          <table:table-cell office:value-type="float" office:value="0.49" calcext:value-type="float">
            <text:p>0.49</text:p>
          </table:table-cell>
          <table:table-cell office:value-type="float" office:value="0.162845127087499" calcext:value-type="float">
            <text:p>0.16284512708749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34756" calcext:value-type="float">
            <text:p>0.34756</text:p>
          </table:table-cell>
          <table:table-cell office:value-type="float" office:value="0.50393" calcext:value-type="float">
            <text:p>0.50393</text:p>
          </table:table-cell>
          <table:table-cell office:value-type="float" office:value="0.14851" calcext:value-type="float">
            <text:p>0.14851</text:p>
          </table:table-cell>
          <table:table-cell office:value-type="float" office:value="0.344035584604592" calcext:value-type="float">
            <text:p>0.344035584604592</text:p>
          </table:table-cell>
          <table:table-cell office:value-type="float" office:value="0.5" calcext:value-type="float">
            <text:p>0.5</text:p>
          </table:table-cell>
          <table:table-cell office:value-type="float" office:value="0.155964415395408" calcext:value-type="float">
            <text:p>0.15596441539540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34843" calcext:value-type="float">
            <text:p>0.34843</text:p>
          </table:table-cell>
          <table:table-cell office:value-type="float" office:value="0.50688" calcext:value-type="float">
            <text:p>0.50688</text:p>
          </table:table-cell>
          <table:table-cell office:value-type="float" office:value="0.14469" calcext:value-type="float">
            <text:p>0.14469</text:p>
          </table:table-cell>
          <table:table-cell office:value-type="float" office:value="0.340716296296684" calcext:value-type="float">
            <text:p>0.340716296296684</text:p>
          </table:table-cell>
          <table:table-cell office:value-type="float" office:value="0.51" calcext:value-type="float">
            <text:p>0.51</text:p>
          </table:table-cell>
          <table:table-cell office:value-type="float" office:value="0.149283703703316" calcext:value-type="float">
            <text:p>0.149283703703316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34429" calcext:value-type="float">
            <text:p>0.34429</text:p>
          </table:table-cell>
          <table:table-cell office:value-type="float" office:value="0.52025" calcext:value-type="float">
            <text:p>0.52025</text:p>
          </table:table-cell>
          <table:table-cell office:value-type="float" office:value="0.13546" calcext:value-type="float">
            <text:p>0.13546</text:p>
          </table:table-cell>
          <table:table-cell office:value-type="float" office:value="0.337200929557404" calcext:value-type="float">
            <text:p>0.337200929557404</text:p>
          </table:table-cell>
          <table:table-cell office:value-type="float" office:value="0.52" calcext:value-type="float">
            <text:p>0.52</text:p>
          </table:table-cell>
          <table:table-cell office:value-type="float" office:value="0.142799070442596" calcext:value-type="float">
            <text:p>0.14279907044259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33616" calcext:value-type="float">
            <text:p>0.33616</text:p>
          </table:table-cell>
          <table:table-cell office:value-type="float" office:value="0.53168" calcext:value-type="float">
            <text:p>0.53168</text:p>
          </table:table-cell>
          <table:table-cell office:value-type="float" office:value="0.13216" calcext:value-type="float">
            <text:p>0.13216</text:p>
          </table:table-cell>
          <table:table-cell office:value-type="float" office:value="0.333493255125815" calcext:value-type="float">
            <text:p>0.333493255125815</text:p>
          </table:table-cell>
          <table:table-cell office:value-type="float" office:value="0.53" calcext:value-type="float">
            <text:p>0.53</text:p>
          </table:table-cell>
          <table:table-cell office:value-type="float" office:value="0.136506744874185" calcext:value-type="float">
            <text:p>0.13650674487418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33361" calcext:value-type="float">
            <text:p>0.33361</text:p>
          </table:table-cell>
          <table:table-cell office:value-type="float" office:value="0.54004" calcext:value-type="float">
            <text:p>0.54004</text:p>
          </table:table-cell>
          <table:table-cell office:value-type="float" office:value="0.12635" calcext:value-type="float">
            <text:p>0.12635</text:p>
          </table:table-cell>
          <table:table-cell office:value-type="float" office:value="0.329596901448944" calcext:value-type="float">
            <text:p>0.329596901448944</text:p>
          </table:table-cell>
          <table:table-cell office:value-type="float" office:value="0.54" calcext:value-type="float">
            <text:p>0.54</text:p>
          </table:table-cell>
          <table:table-cell office:value-type="float" office:value="0.130403098551056" calcext:value-type="float">
            <text:p>0.13040309855105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33236" calcext:value-type="float">
            <text:p>0.33236</text:p>
          </table:table-cell>
          <table:table-cell office:value-type="float" office:value="0.54853" calcext:value-type="float">
            <text:p>0.54853</text:p>
          </table:table-cell>
          <table:table-cell office:value-type="float" office:value="0.11911" calcext:value-type="float">
            <text:p>0.11911</text:p>
          </table:table-cell>
          <table:table-cell office:value-type="float" office:value="0.325515362586887" calcext:value-type="float">
            <text:p>0.325515362586887</text:p>
          </table:table-cell>
          <table:table-cell office:value-type="float" office:value="0.55" calcext:value-type="float">
            <text:p>0.55</text:p>
          </table:table-cell>
          <table:table-cell office:value-type="float" office:value="0.124484637413113" calcext:value-type="float">
            <text:p>0.124484637413113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32718" calcext:value-type="float">
            <text:p>0.32718</text:p>
          </table:table-cell>
          <table:table-cell office:value-type="float" office:value="0.56175" calcext:value-type="float">
            <text:p>0.56175</text:p>
          </table:table-cell>
          <table:table-cell office:value-type="float" office:value="0.11107" calcext:value-type="float">
            <text:p>0.11107</text:p>
          </table:table-cell>
          <table:table-cell office:value-type="float" office:value="0.321252005543013" calcext:value-type="float">
            <text:p>0.321252005543013</text:p>
          </table:table-cell>
          <table:table-cell office:value-type="float" office:value="0.56" calcext:value-type="float">
            <text:p>0.56</text:p>
          </table:table-cell>
          <table:table-cell office:value-type="float" office:value="0.118747994456987" calcext:value-type="float">
            <text:p>0.118747994456987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3233" calcext:value-type="float">
            <text:p>0.3233</text:p>
          </table:table-cell>
          <table:table-cell office:value-type="float" office:value="0.569" calcext:value-type="float">
            <text:p>0.569</text:p>
          </table:table-cell>
          <table:table-cell office:value-type="float" office:value="0.1077" calcext:value-type="float">
            <text:p>0.1077</text:p>
          </table:table-cell>
          <table:table-cell office:value-type="float" office:value="0.316810077070566" calcext:value-type="float">
            <text:p>0.316810077070566</text:p>
          </table:table-cell>
          <table:table-cell office:value-type="float" office:value="0.57" calcext:value-type="float">
            <text:p>0.57</text:p>
          </table:table-cell>
          <table:table-cell office:value-type="float" office:value="0.113189922929434" calcext:value-type="float">
            <text:p>0.113189922929434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31815" calcext:value-type="float">
            <text:p>0.31815</text:p>
          </table:table-cell>
          <table:table-cell office:value-type="float" office:value="0.57989" calcext:value-type="float">
            <text:p>0.57989</text:p>
          </table:table-cell>
          <table:table-cell office:value-type="float" office:value="0.10196" calcext:value-type="float">
            <text:p>0.10196</text:p>
          </table:table-cell>
          <table:table-cell office:value-type="float" office:value="0.312192710001629" calcext:value-type="float">
            <text:p>0.312192710001629</text:p>
          </table:table-cell>
          <table:table-cell office:value-type="float" office:value="0.58" calcext:value-type="float">
            <text:p>0.58</text:p>
          </table:table-cell>
          <table:table-cell office:value-type="float" office:value="0.107807289998371" calcext:value-type="float">
            <text:p>0.10780728999837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31194" calcext:value-type="float">
            <text:p>0.31194</text:p>
          </table:table-cell>
          <table:table-cell office:value-type="float" office:value="0.59053" calcext:value-type="float">
            <text:p>0.59053</text:p>
          </table:table-cell>
          <table:table-cell office:value-type="float" office:value="0.09753" calcext:value-type="float">
            <text:p>0.09753</text:p>
          </table:table-cell>
          <table:table-cell office:value-type="float" office:value="0.307402929139588" calcext:value-type="float">
            <text:p>0.307402929139588</text:p>
          </table:table-cell>
          <table:table-cell office:value-type="float" office:value="0.59" calcext:value-type="float">
            <text:p>0.59</text:p>
          </table:table-cell>
          <table:table-cell office:value-type="float" office:value="0.102597070860412" calcext:value-type="float">
            <text:p>0.10259707086041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30893" calcext:value-type="float">
            <text:p>0.30893</text:p>
          </table:table-cell>
          <table:table-cell office:value-type="float" office:value="0.59941" calcext:value-type="float">
            <text:p>0.59941</text:p>
          </table:table-cell>
          <table:table-cell office:value-type="float" office:value="0.09166" calcext:value-type="float">
            <text:p>0.09166</text:p>
          </table:table-cell>
          <table:table-cell office:value-type="float" office:value="0.302443656752123" calcext:value-type="float">
            <text:p>0.302443656752123</text:p>
          </table:table-cell>
          <table:table-cell office:value-type="float" office:value="0.6" calcext:value-type="float">
            <text:p>0.6</text:p>
          </table:table-cell>
          <table:table-cell office:value-type="float" office:value="0.0975563432478766" calcext:value-type="float">
            <text:p>0.097556343247877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30092" calcext:value-type="float">
            <text:p>0.30092</text:p>
          </table:table-cell>
          <table:table-cell office:value-type="float" office:value="0.6115" calcext:value-type="float">
            <text:p>0.6115</text:p>
          </table:table-cell>
          <table:table-cell office:value-type="float" office:value="0.08758" calcext:value-type="float">
            <text:p>0.08758</text:p>
          </table:table-cell>
          <table:table-cell office:value-type="float" office:value="0.297317717697992" calcext:value-type="float">
            <text:p>0.297317717697992</text:p>
          </table:table-cell>
          <table:table-cell office:value-type="float" office:value="0.61" calcext:value-type="float">
            <text:p>0.61</text:p>
          </table:table-cell>
          <table:table-cell office:value-type="float" office:value="0.0926822823020078" calcext:value-type="float">
            <text:p>0.092682282302008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29392" calcext:value-type="float">
            <text:p>0.29392</text:p>
          </table:table-cell>
          <table:table-cell office:value-type="float" office:value="0.62194" calcext:value-type="float">
            <text:p>0.62194</text:p>
          </table:table-cell>
          <table:table-cell office:value-type="float" office:value="0.08414" calcext:value-type="float">
            <text:p>0.08414</text:p>
          </table:table-cell>
          <table:table-cell office:value-type="float" office:value="0.292027844217631" calcext:value-type="float">
            <text:p>0.292027844217631</text:p>
          </table:table-cell>
          <table:table-cell office:value-type="float" office:value="0.62" calcext:value-type="float">
            <text:p>0.62</text:p>
          </table:table-cell>
          <table:table-cell office:value-type="float" office:value="0.0879721557823686" calcext:value-type="float">
            <text:p>0.087972155782369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29352" calcext:value-type="float">
            <text:p>0.29352</text:p>
          </table:table-cell>
          <table:table-cell office:value-type="float" office:value="0.63015" calcext:value-type="float">
            <text:p>0.63015</text:p>
          </table:table-cell>
          <table:table-cell office:value-type="float" office:value="0.07633" calcext:value-type="float">
            <text:p>0.07633</text:p>
          </table:table-cell>
          <table:table-cell office:value-type="float" office:value="0.28657668041469" calcext:value-type="float">
            <text:p>0.28657668041469</text:p>
          </table:table-cell>
          <table:table-cell office:value-type="float" office:value="0.63" calcext:value-type="float">
            <text:p>0.63</text:p>
          </table:table-cell>
          <table:table-cell office:value-type="float" office:value="0.08342331958531" calcext:value-type="float">
            <text:p>0.0834233195853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2858" calcext:value-type="float">
            <text:p>0.2858</text:p>
          </table:table-cell>
          <table:table-cell office:value-type="float" office:value="0.64171" calcext:value-type="float">
            <text:p>0.64171</text:p>
          </table:table-cell>
          <table:table-cell office:value-type="float" office:value="0.07249" calcext:value-type="float">
            <text:p>0.07249</text:p>
          </table:table-cell>
          <table:table-cell office:value-type="float" office:value="0.280966786453018" calcext:value-type="float">
            <text:p>0.280966786453018</text:p>
          </table:table-cell>
          <table:table-cell office:value-type="float" office:value="0.64" calcext:value-type="float">
            <text:p>0.64</text:p>
          </table:table-cell>
          <table:table-cell office:value-type="float" office:value="0.0790332135469816" calcext:value-type="float">
            <text:p>0.07903321354698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28232" calcext:value-type="float">
            <text:p>0.28232</text:p>
          </table:table-cell>
          <table:table-cell office:value-type="float" office:value="0.64953" calcext:value-type="float">
            <text:p>0.64953</text:p>
          </table:table-cell>
          <table:table-cell office:value-type="float" office:value="0.06815" calcext:value-type="float">
            <text:p>0.06815</text:p>
          </table:table-cell>
          <table:table-cell office:value-type="float" office:value="0.275200642491347" calcext:value-type="float">
            <text:p>0.275200642491347</text:p>
          </table:table-cell>
          <table:table-cell office:value-type="float" office:value="0.65" calcext:value-type="float">
            <text:p>0.65</text:p>
          </table:table-cell>
          <table:table-cell office:value-type="float" office:value="0.0747993575086532" calcext:value-type="float">
            <text:p>0.074799357508653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27658" calcext:value-type="float">
            <text:p>0.27658</text:p>
          </table:table-cell>
          <table:table-cell office:value-type="float" office:value="0.65992" calcext:value-type="float">
            <text:p>0.65992</text:p>
          </table:table-cell>
          <table:table-cell office:value-type="float" office:value="0.0635" calcext:value-type="float">
            <text:p>0.0635</text:p>
          </table:table-cell>
          <table:table-cell office:value-type="float" office:value="0.269280652375829" calcext:value-type="float">
            <text:p>0.269280652375829</text:p>
          </table:table-cell>
          <table:table-cell office:value-type="float" office:value="0.66" calcext:value-type="float">
            <text:p>0.66</text:p>
          </table:table-cell>
          <table:table-cell office:value-type="float" office:value="0.0707193476241709" calcext:value-type="float">
            <text:p>0.07071934762417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27136" calcext:value-type="float">
            <text:p>0.27136</text:p>
          </table:table-cell>
          <table:table-cell office:value-type="float" office:value="0.67015" calcext:value-type="float">
            <text:p>0.67015</text:p>
          </table:table-cell>
          <table:table-cell office:value-type="float" office:value="0.05849" calcext:value-type="float">
            <text:p>0.05849</text:p>
          </table:table-cell>
          <table:table-cell office:value-type="float" office:value="0.263209147108796" calcext:value-type="float">
            <text:p>0.263209147108796</text:p>
          </table:table-cell>
          <table:table-cell office:value-type="float" office:value="0.67" calcext:value-type="float">
            <text:p>0.67</text:p>
          </table:table-cell>
          <table:table-cell office:value-type="float" office:value="0.0667908528912038" calcext:value-type="float">
            <text:p>0.066790852891204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26349" calcext:value-type="float">
            <text:p>0.26349</text:p>
          </table:table-cell>
          <table:table-cell office:value-type="float" office:value="0.68092" calcext:value-type="float">
            <text:p>0.68092</text:p>
          </table:table-cell>
          <table:table-cell office:value-type="float" office:value="0.05559" calcext:value-type="float">
            <text:p>0.05559</text:p>
          </table:table-cell>
          <table:table-cell office:value-type="float" office:value="0.25698838811042" calcext:value-type="float">
            <text:p>0.25698838811042</text:p>
          </table:table-cell>
          <table:table-cell office:value-type="float" office:value="0.68" calcext:value-type="float">
            <text:p>0.68</text:p>
          </table:table-cell>
          <table:table-cell office:value-type="float" office:value="0.0630116118895799" calcext:value-type="float">
            <text:p>0.06301161188958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25861" calcext:value-type="float">
            <text:p>0.25861</text:p>
          </table:table-cell>
          <table:table-cell office:value-type="float" office:value="0.68842" calcext:value-type="float">
            <text:p>0.68842</text:p>
          </table:table-cell>
          <table:table-cell office:value-type="float" office:value="0.05297" calcext:value-type="float">
            <text:p>0.05297</text:p>
          </table:table-cell>
          <table:table-cell office:value-type="float" office:value="0.250620570288514" calcext:value-type="float">
            <text:p>0.250620570288514</text:p>
          </table:table-cell>
          <table:table-cell office:value-type="float" office:value="0.69" calcext:value-type="float">
            <text:p>0.69</text:p>
          </table:table-cell>
          <table:table-cell office:value-type="float" office:value="0.0593794297114857" calcext:value-type="float">
            <text:p>0.05937942971148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24953" calcext:value-type="float">
            <text:p>0.24953</text:p>
          </table:table-cell>
          <table:table-cell office:value-type="float" office:value="0.70246" calcext:value-type="float">
            <text:p>0.70246</text:p>
          </table:table-cell>
          <table:table-cell office:value-type="float" office:value="0.04801" calcext:value-type="float">
            <text:p>0.04801</text:p>
          </table:table-cell>
          <table:table-cell office:value-type="float" office:value="0.244107824930377" calcext:value-type="float">
            <text:p>0.244107824930377</text:p>
          </table:table-cell>
          <table:table-cell office:value-type="float" office:value="0.7" calcext:value-type="float">
            <text:p>0.7</text:p>
          </table:table-cell>
          <table:table-cell office:value-type="float" office:value="0.0558921750696231" calcext:value-type="float">
            <text:p>0.055892175069623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24432" calcext:value-type="float">
            <text:p>0.24432</text:p>
          </table:table-cell>
          <table:table-cell office:value-type="float" office:value="0.71048" calcext:value-type="float">
            <text:p>0.71048</text:p>
          </table:table-cell>
          <table:table-cell office:value-type="float" office:value="0.0452" calcext:value-type="float">
            <text:p>0.0452</text:p>
          </table:table-cell>
          <table:table-cell office:value-type="float" office:value="0.237452222429382" calcext:value-type="float">
            <text:p>0.237452222429382</text:p>
          </table:table-cell>
          <table:table-cell office:value-type="float" office:value="0.71" calcext:value-type="float">
            <text:p>0.71</text:p>
          </table:table-cell>
          <table:table-cell office:value-type="float" office:value="0.0525477775706178" calcext:value-type="float">
            <text:p>0.052547777570618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23737" calcext:value-type="float">
            <text:p>0.23737</text:p>
          </table:table-cell>
          <table:table-cell office:value-type="float" office:value="0.72101" calcext:value-type="float">
            <text:p>0.72101</text:p>
          </table:table-cell>
          <table:table-cell office:value-type="float" office:value="0.04162" calcext:value-type="float">
            <text:p>0.04162</text:p>
          </table:table-cell>
          <table:table-cell office:value-type="float" office:value="0.230655774857965" calcext:value-type="float">
            <text:p>0.230655774857965</text:p>
          </table:table-cell>
          <table:table-cell office:value-type="float" office:value="0.72" calcext:value-type="float">
            <text:p>0.72</text:p>
          </table:table-cell>
          <table:table-cell office:value-type="float" office:value="0.0493442251420349" calcext:value-type="float">
            <text:p>0.04934422514203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23187" calcext:value-type="float">
            <text:p>0.23187</text:p>
          </table:table-cell>
          <table:table-cell office:value-type="float" office:value="0.72928" calcext:value-type="float">
            <text:p>0.72928</text:p>
          </table:table-cell>
          <table:table-cell office:value-type="float" office:value="0.03885" calcext:value-type="float">
            <text:p>0.03885</text:p>
          </table:table-cell>
          <table:table-cell office:value-type="float" office:value="0.223720438397659" calcext:value-type="float">
            <text:p>0.223720438397659</text:p>
          </table:table-cell>
          <table:table-cell office:value-type="float" office:value="0.73" calcext:value-type="float">
            <text:p>0.73</text:p>
          </table:table-cell>
          <table:table-cell office:value-type="float" office:value="0.0462795616023409" calcext:value-type="float">
            <text:p>0.046279561602341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22315" calcext:value-type="float">
            <text:p>0.22315</text:p>
          </table:table-cell>
          <table:table-cell office:value-type="float" office:value="0.74144" calcext:value-type="float">
            <text:p>0.74144</text:p>
          </table:table-cell>
          <table:table-cell office:value-type="float" office:value="0.03541" calcext:value-type="float">
            <text:p>0.03541</text:p>
          </table:table-cell>
          <table:table-cell office:value-type="float" office:value="0.216648115635983" calcext:value-type="float">
            <text:p>0.216648115635983</text:p>
          </table:table-cell>
          <table:table-cell office:value-type="float" office:value="0.74" calcext:value-type="float">
            <text:p>0.74</text:p>
          </table:table-cell>
          <table:table-cell office:value-type="float" office:value="0.0433518843640169" calcext:value-type="float">
            <text:p>0.043351884364017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21616" calcext:value-type="float">
            <text:p>0.21616</text:p>
          </table:table-cell>
          <table:table-cell office:value-type="float" office:value="0.75063" calcext:value-type="float">
            <text:p>0.75063</text:p>
          </table:table-cell>
          <table:table-cell office:value-type="float" office:value="0.03321" calcext:value-type="float">
            <text:p>0.03321</text:p>
          </table:table-cell>
          <table:table-cell office:value-type="float" office:value="0.209440657739172" calcext:value-type="float">
            <text:p>0.209440657739172</text:p>
          </table:table-cell>
          <table:table-cell office:value-type="float" office:value="0.75" calcext:value-type="float">
            <text:p>0.75</text:p>
          </table:table-cell>
          <table:table-cell office:value-type="float" office:value="0.0405593422608279" calcext:value-type="float">
            <text:p>0.040559342260828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20894" calcext:value-type="float">
            <text:p>0.20894</text:p>
          </table:table-cell>
          <table:table-cell office:value-type="float" office:value="0.76057" calcext:value-type="float">
            <text:p>0.76057</text:p>
          </table:table-cell>
          <table:table-cell office:value-type="float" office:value="0.03049" calcext:value-type="float">
            <text:p>0.03049</text:p>
          </table:table-cell>
          <table:table-cell office:value-type="float" office:value="0.202099866509028" calcext:value-type="float">
            <text:p>0.202099866509028</text:p>
          </table:table-cell>
          <table:table-cell office:value-type="float" office:value="0.76" calcext:value-type="float">
            <text:p>0.76</text:p>
          </table:table-cell>
          <table:table-cell office:value-type="float" office:value="0.0379001334909723" calcext:value-type="float">
            <text:p>0.037900133490972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2047" calcext:value-type="float">
            <text:p>0.2047</text:p>
          </table:table-cell>
          <table:table-cell office:value-type="float" office:value="0.76748" calcext:value-type="float">
            <text:p>0.76748</text:p>
          </table:table-cell>
          <table:table-cell office:value-type="float" office:value="0.02782" calcext:value-type="float">
            <text:p>0.02782</text:p>
          </table:table-cell>
          <table:table-cell office:value-type="float" office:value="0.194627496331515" calcext:value-type="float">
            <text:p>0.194627496331515</text:p>
          </table:table-cell>
          <table:table-cell office:value-type="float" office:value="0.77" calcext:value-type="float">
            <text:p>0.77</text:p>
          </table:table-cell>
          <table:table-cell office:value-type="float" office:value="0.0353725036684851" calcext:value-type="float">
            <text:p>0.03537250366848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19652" calcext:value-type="float">
            <text:p>0.19652</text:p>
          </table:table-cell>
          <table:table-cell office:value-type="float" office:value="0.77858" calcext:value-type="float">
            <text:p>0.77858</text:p>
          </table:table-cell>
          <table:table-cell office:value-type="float" office:value="0.0249" calcext:value-type="float">
            <text:p>0.0249</text:p>
          </table:table-cell>
          <table:table-cell office:value-type="float" office:value="0.187025256024132" calcext:value-type="float">
            <text:p>0.187025256024132</text:p>
          </table:table-cell>
          <table:table-cell office:value-type="float" office:value="0.78" calcext:value-type="float">
            <text:p>0.78</text:p>
          </table:table-cell>
          <table:table-cell office:value-type="float" office:value="0.032974743975868" calcext:value-type="float">
            <text:p>0.03297474397586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18622" calcext:value-type="float">
            <text:p>0.18622</text:p>
          </table:table-cell>
          <table:table-cell office:value-type="float" office:value="0.79134" calcext:value-type="float">
            <text:p>0.79134</text:p>
          </table:table-cell>
          <table:table-cell office:value-type="float" office:value="0.02244" calcext:value-type="float">
            <text:p>0.02244</text:p>
          </table:table-cell>
          <table:table-cell office:value-type="float" office:value="0.179294810588544" calcext:value-type="float">
            <text:p>0.179294810588544</text:p>
          </table:table-cell>
          <table:table-cell office:value-type="float" office:value="0.79" calcext:value-type="float">
            <text:p>0.79</text:p>
          </table:table-cell>
          <table:table-cell office:value-type="float" office:value="0.030705189411456" calcext:value-type="float">
            <text:p>0.03070518941145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17921" calcext:value-type="float">
            <text:p>0.17921</text:p>
          </table:table-cell>
          <table:table-cell office:value-type="float" office:value="0.80051" calcext:value-type="float">
            <text:p>0.80051</text:p>
          </table:table-cell>
          <table:table-cell office:value-type="float" office:value="0.02028" calcext:value-type="float">
            <text:p>0.02028</text:p>
          </table:table-cell>
          <table:table-cell office:value-type="float" office:value="0.171437782874475" calcext:value-type="float">
            <text:p>0.171437782874475</text:p>
          </table:table-cell>
          <table:table-cell office:value-type="float" office:value="0.8" calcext:value-type="float">
            <text:p>0.8</text:p>
          </table:table-cell>
          <table:table-cell office:value-type="float" office:value="0.0285622171255251" calcext:value-type="float">
            <text:p>0.02856221712552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1708" calcext:value-type="float">
            <text:p>0.1708</text:p>
          </table:table-cell>
          <table:table-cell office:value-type="float" office:value="0.81049" calcext:value-type="float">
            <text:p>0.81049</text:p>
          </table:table-cell>
          <table:table-cell office:value-type="float" office:value="0.01871" calcext:value-type="float">
            <text:p>0.01871</text:p>
          </table:table-cell>
          <table:table-cell office:value-type="float" office:value="0.163455755160406" calcext:value-type="float">
            <text:p>0.163455755160406</text:p>
          </table:table-cell>
          <table:table-cell office:value-type="float" office:value="0.81" calcext:value-type="float">
            <text:p>0.81</text:p>
          </table:table-cell>
          <table:table-cell office:value-type="float" office:value="0.0265442448395941" calcext:value-type="float">
            <text:p>0.026544244839594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16224" calcext:value-type="float">
            <text:p>0.16224</text:p>
          </table:table-cell>
          <table:table-cell office:value-type="float" office:value="0.82169" calcext:value-type="float">
            <text:p>0.82169</text:p>
          </table:table-cell>
          <table:table-cell office:value-type="float" office:value="0.01607" calcext:value-type="float">
            <text:p>0.01607</text:p>
          </table:table-cell>
          <table:table-cell office:value-type="float" office:value="0.155350270656213" calcext:value-type="float">
            <text:p>0.155350270656213</text:p>
          </table:table-cell>
          <table:table-cell office:value-type="float" office:value="0.82" calcext:value-type="float">
            <text:p>0.82</text:p>
          </table:table-cell>
          <table:table-cell office:value-type="float" office:value="0.0246497293437867" calcext:value-type="float">
            <text:p>0.024649729343787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15695" calcext:value-type="float">
            <text:p>0.15695</text:p>
          </table:table-cell>
          <table:table-cell office:value-type="float" office:value="0.82899" calcext:value-type="float">
            <text:p>0.82899</text:p>
          </table:table-cell>
          <table:table-cell office:value-type="float" office:value="0.01406" calcext:value-type="float">
            <text:p>0.01406</text:p>
          </table:table-cell>
          <table:table-cell office:value-type="float" office:value="0.147122834932509" calcext:value-type="float">
            <text:p>0.147122834932509</text:p>
          </table:table-cell>
          <table:table-cell office:value-type="float" office:value="0.83" calcext:value-type="float">
            <text:p>0.83</text:p>
          </table:table-cell>
          <table:table-cell office:value-type="float" office:value="0.0228771650674915" calcext:value-type="float">
            <text:p>0.022877165067492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14872" calcext:value-type="float">
            <text:p>0.14872</text:p>
          </table:table-cell>
          <table:table-cell office:value-type="float" office:value="0.83881" calcext:value-type="float">
            <text:p>0.83881</text:p>
          </table:table-cell>
          <table:table-cell office:value-type="float" office:value="0.01247" calcext:value-type="float">
            <text:p>0.01247</text:p>
          </table:table-cell>
          <table:table-cell office:value-type="float" office:value="0.138774917281093" calcext:value-type="float">
            <text:p>0.138774917281093</text:p>
          </table:table-cell>
          <table:table-cell office:value-type="float" office:value="0.84" calcext:value-type="float">
            <text:p>0.84</text:p>
          </table:table-cell>
          <table:table-cell office:value-type="float" office:value="0.021225082718907" calcext:value-type="float">
            <text:p>0.021225082718907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14022" calcext:value-type="float">
            <text:p>0.14022</text:p>
          </table:table-cell>
          <table:table-cell office:value-type="float" office:value="0.84911" calcext:value-type="float">
            <text:p>0.84911</text:p>
          </table:table-cell>
          <table:table-cell office:value-type="float" office:value="0.01067" calcext:value-type="float">
            <text:p>0.01067</text:p>
          </table:table-cell>
          <table:table-cell office:value-type="float" office:value="0.13030795201063" calcext:value-type="float">
            <text:p>0.13030795201063</text:p>
          </table:table-cell>
          <table:table-cell office:value-type="float" office:value="0.85" calcext:value-type="float">
            <text:p>0.85</text:p>
          </table:table-cell>
          <table:table-cell office:value-type="float" office:value="0.0196920479893701" calcext:value-type="float">
            <text:p>0.01969204798937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13058" calcext:value-type="float">
            <text:p>0.13058</text:p>
          </table:table-cell>
          <table:table-cell office:value-type="float" office:value="0.85961" calcext:value-type="float">
            <text:p>0.85961</text:p>
          </table:table-cell>
          <table:table-cell office:value-type="float" office:value="0.00981" calcext:value-type="float">
            <text:p>0.00981</text:p>
          </table:table-cell>
          <table:table-cell office:value-type="float" office:value="0.121723339681343" calcext:value-type="float">
            <text:p>0.121723339681343</text:p>
          </table:table-cell>
          <table:table-cell office:value-type="float" office:value="0.86" calcext:value-type="float">
            <text:p>0.86</text:p>
          </table:table-cell>
          <table:table-cell office:value-type="float" office:value="0.0182766603186568" calcext:value-type="float">
            <text:p>0.018276660318657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12173" calcext:value-type="float">
            <text:p>0.12173</text:p>
          </table:table-cell>
          <table:table-cell office:value-type="float" office:value="0.8694" calcext:value-type="float">
            <text:p>0.8694</text:p>
          </table:table-cell>
          <table:table-cell office:value-type="float" office:value="0.00887" calcext:value-type="float">
            <text:p>0.00887</text:p>
          </table:table-cell>
          <table:table-cell office:value-type="float" office:value="0.113022448282289" calcext:value-type="float">
            <text:p>0.113022448282289</text:p>
          </table:table-cell>
          <table:table-cell office:value-type="float" office:value="0.87" calcext:value-type="float">
            <text:p>0.87</text:p>
          </table:table-cell>
          <table:table-cell office:value-type="float" office:value="0.016977551717711" calcext:value-type="float">
            <text:p>0.016977551717711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11213" calcext:value-type="float">
            <text:p>0.11213</text:p>
          </table:table-cell>
          <table:table-cell office:value-type="float" office:value="0.88081" calcext:value-type="float">
            <text:p>0.88081</text:p>
          </table:table-cell>
          <table:table-cell office:value-type="float" office:value="0.00706" calcext:value-type="float">
            <text:p>0.00706</text:p>
          </table:table-cell>
          <table:table-cell office:value-type="float" office:value="0.104206614354499" calcext:value-type="float">
            <text:p>0.104206614354499</text:p>
          </table:table-cell>
          <table:table-cell office:value-type="float" office:value="0.88" calcext:value-type="float">
            <text:p>0.88</text:p>
          </table:table-cell>
          <table:table-cell office:value-type="float" office:value="0.0157933856455007" calcext:value-type="float">
            <text:p>0.015793385645501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10445" calcext:value-type="float">
            <text:p>0.10445</text:p>
          </table:table-cell>
          <table:table-cell office:value-type="float" office:value="0.88953" calcext:value-type="float">
            <text:p>0.88953</text:p>
          </table:table-cell>
          <table:table-cell office:value-type="float" office:value="0.00602" calcext:value-type="float">
            <text:p>0.00602</text:p>
          </table:table-cell>
          <table:table-cell office:value-type="float" office:value="0.0952771440630731" calcext:value-type="float">
            <text:p>0.095277144063073</text:p>
          </table:table-cell>
          <table:table-cell office:value-type="float" office:value="0.89" calcext:value-type="float">
            <text:p>0.89</text:p>
          </table:table-cell>
          <table:table-cell office:value-type="float" office:value="0.0147228559369269" calcext:value-type="float">
            <text:p>0.014722855936927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9476" calcext:value-type="float">
            <text:p>0.09476</text:p>
          </table:table-cell>
          <table:table-cell office:value-type="float" office:value="0.90094" calcext:value-type="float">
            <text:p>0.90094</text:p>
          </table:table-cell>
          <table:table-cell office:value-type="float" office:value="0.0043" calcext:value-type="float">
            <text:p>0.0043</text:p>
          </table:table-cell>
          <table:table-cell office:value-type="float" office:value="0.0862353142210852" calcext:value-type="float">
            <text:p>0.086235314221085</text:p>
          </table:table-cell>
          <table:table-cell office:value-type="float" office:value="0.9" calcext:value-type="float">
            <text:p>0.9</text:p>
          </table:table-cell>
          <table:table-cell office:value-type="float" office:value="0.0137646857789148" calcext:value-type="float">
            <text:p>0.01376468577891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08673" calcext:value-type="float">
            <text:p>0.08673</text:p>
          </table:table-cell>
          <table:table-cell office:value-type="float" office:value="0.9098" calcext:value-type="float">
            <text:p>0.9098</text:p>
          </table:table-cell>
          <table:table-cell office:value-type="float" office:value="0.00347" calcext:value-type="float">
            <text:p>0.00347</text:p>
          </table:table-cell>
          <table:table-cell office:value-type="float" office:value="0.0770823732679861" calcext:value-type="float">
            <text:p>0.077082373267986</text:p>
          </table:table-cell>
          <table:table-cell office:value-type="float" office:value="0.91" calcext:value-type="float">
            <text:p>0.91</text:p>
          </table:table-cell>
          <table:table-cell office:value-type="float" office:value="0.0129176267320139" calcext:value-type="float">
            <text:p>0.012917626732014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07751" calcext:value-type="float">
            <text:p>0.07751</text:p>
          </table:table-cell>
          <table:table-cell office:value-type="float" office:value="0.91929" calcext:value-type="float">
            <text:p>0.91929</text:p>
          </table:table-cell>
          <table:table-cell office:value-type="float" office:value="0.0032" calcext:value-type="float">
            <text:p>0.0032</text:p>
          </table:table-cell>
          <table:table-cell office:value-type="float" office:value="0.0678195422049969" calcext:value-type="float">
            <text:p>0.067819542204997</text:p>
          </table:table-cell>
          <table:table-cell office:value-type="float" office:value="0.92" calcext:value-type="float">
            <text:p>0.92</text:p>
          </table:table-cell>
          <table:table-cell office:value-type="float" office:value="0.012180457795003" calcext:value-type="float">
            <text:p>0.012180457795003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06826" calcext:value-type="float">
            <text:p>0.06826</text:p>
          </table:table-cell>
          <table:table-cell office:value-type="float" office:value="0.92964" calcext:value-type="float">
            <text:p>0.92964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0584480154898339" calcext:value-type="float">
            <text:p>0.058448015489834</text:p>
          </table:table-cell>
          <table:table-cell office:value-type="float" office:value="0.93" calcext:value-type="float">
            <text:p>0.93</text:p>
          </table:table-cell>
          <table:table-cell office:value-type="float" office:value="0.0115519845101661" calcext:value-type="float">
            <text:p>0.011551984510166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05878" calcext:value-type="float">
            <text:p>0.05878</text:p>
          </table:table-cell>
          <table:table-cell office:value-type="float" office:value="0.93978" calcext:value-type="float">
            <text:p>0.93978</text:p>
          </table:table-cell>
          <table:table-cell office:value-type="float" office:value="0.00144" calcext:value-type="float">
            <text:p>0.00144</text:p>
          </table:table-cell>
          <table:table-cell office:value-type="float" office:value="0.0489689618929504" calcext:value-type="float">
            <text:p>0.04896896189295</text:p>
          </table:table-cell>
          <table:table-cell office:value-type="float" office:value="0.94" calcext:value-type="float">
            <text:p>0.94</text:p>
          </table:table-cell>
          <table:table-cell office:value-type="float" office:value="0.0110310381070497" calcext:value-type="float">
            <text:p>0.0110310381070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04874" calcext:value-type="float">
            <text:p>0.04874</text:p>
          </table:table-cell>
          <table:table-cell office:value-type="float" office:value="0.95004" calcext:value-type="float">
            <text:p>0.95004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393835253173434" calcext:value-type="float">
            <text:p>0.039383525317344</text:p>
          </table:table-cell>
          <table:table-cell office:value-type="float" office:value="0.95" calcext:value-type="float">
            <text:p>0.95</text:p>
          </table:table-cell>
          <table:table-cell office:value-type="float" office:value="0.0106164746826566" calcext:value-type="float">
            <text:p>0.010616474682657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03896" calcext:value-type="float">
            <text:p>0.03896</text:p>
          </table:table-cell>
          <table:table-cell office:value-type="float" office:value="0.96038" calcext:value-type="float">
            <text:p>0.96038</text:p>
          </table:table-cell>
          <table:table-cell office:value-type="float" office:value="0.00066" calcext:value-type="float">
            <text:p>0.00066</text:p>
          </table:table-cell>
          <table:table-cell office:value-type="float" office:value="0.0296928255838418" calcext:value-type="float">
            <text:p>0.029692825583842</text:p>
          </table:table-cell>
          <table:table-cell office:value-type="float" office:value="0.96" calcext:value-type="float">
            <text:p>0.96</text:p>
          </table:table-cell>
          <table:table-cell office:value-type="float" office:value="0.0103071744161583" calcext:value-type="float">
            <text:p>0.010307174416158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02986" calcext:value-type="float">
            <text:p>0.02986</text:p>
          </table:table-cell>
          <table:table-cell office:value-type="float" office:value="0.96975" calcext:value-type="float">
            <text:p>0.96975</text:p>
          </table:table-cell>
          <table:table-cell office:value-type="float" office:value="0.00039" calcext:value-type="float">
            <text:p>0.00039</text:p>
          </table:table-cell>
          <table:table-cell office:value-type="float" office:value="0.0198979591836735" calcext:value-type="float">
            <text:p>0.019897959183674</text:p>
          </table:table-cell>
          <table:table-cell office:value-type="float" office:value="0.97" calcext:value-type="float">
            <text:p>0.97</text:p>
          </table:table-cell>
          <table:table-cell office:value-type="float" office:value="0.0101020408163266" calcext:value-type="float">
            <text:p>0.010102040816327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01966" calcext:value-type="float">
            <text:p>0.01966</text:p>
          </table:table-cell>
          <table:table-cell office:value-type="float" office:value="0.98028" calcext:value-type="float">
            <text:p>0.98028</text:p>
          </table:table-cell>
          <table:table-cell office:value-type="float" office:value="0.00006" calcext:value-type="float">
            <text:p>6E-05</text:p>
          </table:table-cell>
          <table:table-cell office:value-type="float" office:value="0.01" calcext:value-type="float">
            <text:p>0.01</text:p>
          </table:table-cell>
          <table:table-cell office:value-type="float" office:value="0.98" calcext:value-type="float">
            <text:p>0.98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01016" calcext:value-type="float">
            <text:p>0.01016</text:p>
          </table:table-cell>
          <table:table-cell office:value-type="float" office:value="0.98984" calcext:value-type="float">
            <text:p>0.989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 office:value-type="float" office:value="0.01" calcext:value-type="float">
            <text:p>0.0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TakaoPGothic" style:font-size-asian="12pt" style:language-asian="ja" style:country-asian="JP" style:font-name-complex="TakaoPGothic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kaoPGothic" style:font-family-asian="TakaoPGothic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8">0000/00/00</text:date>, <text:time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7-08T20:32:11.892182631</dc:date>
    <meta:editing-duration>PT10H41M49S</meta:editing-duration>
    <meta:editing-cycles>1</meta:editing-cycles>
    <meta:document-statistic meta:table-count="1" meta:cell-count="707" meta:object-count="2"/>
    <meta:generator>LibreOffice/6.0.7.3$Linux_X86_64 LibreOffice_project/0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15cm" chart:symbol-height="0.1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15cm" chart:symbol-height="0.1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15cm" chart:symbol-height="0.1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chart-properties chart:solid-type="cuboid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5.507cm" svg:height="15.062cm" xlink:href=".." xlink:type="simple" chart:class="chart:scatter" chart:style-name="ch1">
        <chart:legend chart:legend-position="end" svg:x="21.063cm" svg:y="5.987cm" style:legend-expansion="high" chart:style-name="ch2"/>
        <chart:plot-area chart:style-name="ch3" table:cell-range-address="N_100_SIM_TIME_100000.A1:N_100_SIM_TIME_100000.G101" chart:data-source-has-labels="both" svg:x="0.51cm" svg:y="0.301cm" svg:width="20.043cm" svg:height="14.46cm">
          <chartooo:coordinate-region svg:x="1.237cm" svg:y="0.501cm" svg:width="19.036cm" svg:height="13.613cm"/>
          <chart:axis chart:dimension="x" chart:name="primary-x" chart:style-name="ch4" chartooo:axis-type="auto">
            <chart:categories table:cell-range-address="N_100_SIM_TIME_100000.A2:N_100_SIM_TIME_100000.A10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N_100_SIM_TIME_100000.B2:N_100_SIM_TIME_100000.B101" chart:label-cell-address="N_100_SIM_TIME_100000.B1:N_100_SIM_TIME_100000.B1" chart:class="chart:scatter">
            <chart:domain table:cell-range-address="N_100_SIM_TIME_100000.A2:N_100_SIM_TIME_100000.A101"/>
            <chart:data-point chart:repeated="100"/>
          </chart:series>
          <chart:series chart:style-name="ch7" chart:values-cell-range-address="N_100_SIM_TIME_100000.C2:N_100_SIM_TIME_100000.C101" chart:label-cell-address="N_100_SIM_TIME_100000.C1:N_100_SIM_TIME_100000.C1" chart:class="chart:scatter">
            <chart:data-point chart:repeated="100"/>
          </chart:series>
          <chart:series chart:style-name="ch8" chart:values-cell-range-address="N_100_SIM_TIME_100000.D2:N_100_SIM_TIME_100000.D101" chart:label-cell-address="N_100_SIM_TIME_100000.D1:N_100_SIM_TIME_100000.D1" chart:class="chart:scatter">
            <chart:data-point chart:repeated="100"/>
          </chart:series>
          <chart:series chart:style-name="ch9" chart:values-cell-range-address="N_100_SIM_TIME_100000.E2:N_100_SIM_TIME_100000.E101" chart:label-cell-address="N_100_SIM_TIME_100000.E1:N_100_SIM_TIME_100000.E1" chart:class="chart:scatter">
            <chart:data-point chart:repeated="100"/>
          </chart:series>
          <chart:series chart:style-name="ch10" chart:values-cell-range-address="N_100_SIM_TIME_100000.F2:N_100_SIM_TIME_100000.F101" chart:label-cell-address="N_100_SIM_TIME_100000.F1:N_100_SIM_TIME_100000.F1" chart:class="chart:scatter">
            <chart:data-point chart:repeated="53"/>
            <chart:data-point chart:style-name="ch11"/>
            <chart:data-point chart:repeated="46"/>
          </chart:series>
          <chart:series chart:style-name="ch12" chart:values-cell-range-address="N_100_SIM_TIME_100000.G2:N_100_SIM_TIME_100000.G101" chart:label-cell-address="N_100_SIM_TIME_100000.G1:N_100_SIM_TIME_100000.G1" chart:class="chart:scatter">
            <chart:data-point chart:repeated="3"/>
            <chart:data-point chart:style-name="ch11"/>
            <chart:data-point chart:repeated="9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_success</text:p>
                <draw:g>
                  <svg:desc>N_100_SIM_TIME_100000.B1:N_100_SIM_TIME_100000.B1</svg:desc>
                </draw:g>
              </table:table-cell>
              <table:table-cell office:value-type="string">
                <text:p>P_nobody</text:p>
                <draw:g>
                  <svg:desc>N_100_SIM_TIME_100000.C1:N_100_SIM_TIME_100000.C1</svg:desc>
                </draw:g>
              </table:table-cell>
              <table:table-cell office:value-type="string">
                <text:p>P_notbest</text:p>
                <draw:g>
                  <svg:desc>N_100_SIM_TIME_100000.D1:N_100_SIM_TIME_100000.D1</svg:desc>
                </draw:g>
              </table:table-cell>
              <table:table-cell office:value-type="string">
                <text:p> 理論式 P_success</text:p>
                <draw:g>
                  <svg:desc>N_100_SIM_TIME_100000.E1:N_100_SIM_TIME_100000.E1</svg:desc>
                </draw:g>
              </table:table-cell>
              <table:table-cell office:value-type="string">
                <text:p> 理論式 P_nobody</text:p>
                <draw:g>
                  <svg:desc>N_100_SIM_TIME_100000.F1:N_100_SIM_TIME_100000.F1</svg:desc>
                </draw:g>
              </table:table-cell>
              <table:table-cell office:value-type="string">
                <text:p> 理論式 P_notbest</text:p>
                <draw:g>
                  <svg:desc>N_100_SIM_TIME_100000.G1:N_100_SIM_TIME_100000.G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N_100_SIM_TIME_100000.A2:N_100_SIM_TIME_100000.A101</svg:desc>
                </draw:g>
              </table:table-cell>
              <table:table-cell office:value-type="float" office:value="0.0102">
                <text:p>0.0102</text:p>
                <draw:g>
                  <svg:desc>N_100_SIM_TIME_100000.B2:N_100_SIM_TIME_100000.B101</svg:desc>
                </draw:g>
              </table:table-cell>
              <table:table-cell office:value-type="float" office:value="0">
                <text:p>0</text:p>
                <draw:g>
                  <svg:desc>N_100_SIM_TIME_100000.C2:N_100_SIM_TIME_100000.C101</svg:desc>
                </draw:g>
              </table:table-cell>
              <table:table-cell office:value-type="float" office:value="0.9898">
                <text:p>0.9898</text:p>
                <draw:g>
                  <svg:desc>N_100_SIM_TIME_100000.D2:N_100_SIM_TIME_100000.D101</svg:desc>
                </draw:g>
              </table:table-cell>
              <table:table-cell office:value-type="float" office:value="NaN">
                <text:p>NaN</text:p>
                <draw:g>
                  <svg:desc>N_100_SIM_TIME_100000.E2:N_100_SIM_TIME_100000.E101</svg:desc>
                </draw:g>
              </table:table-cell>
              <table:table-cell office:value-type="float" office:value="0">
                <text:p>0</text:p>
                <draw:g>
                  <svg:desc>N_100_SIM_TIME_100000.F2:N_100_SIM_TIME_100000.F101</svg:desc>
                </draw:g>
              </table:table-cell>
              <table:table-cell office:value-type="float" office:value="NaN">
                <text:p>NaN</text:p>
                <draw:g>
                  <svg:desc>N_100_SIM_TIME_100000.G2:N_100_SIM_TIME_100000.G101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05166">
                <text:p>0.05166</text:p>
              </table:table-cell>
              <table:table-cell office:value-type="float" office:value="0.00987">
                <text:p>0.00987</text:p>
              </table:table-cell>
              <table:table-cell office:value-type="float" office:value="0.93847">
                <text:p>0.93847</text:p>
              </table:table-cell>
              <table:table-cell office:value-type="float" office:value="0.0516727650753861">
                <text:p>0.0516727650753861</text:p>
              </table:table-cell>
              <table:table-cell office:value-type="float" office:value="0.01">
                <text:p>0.01</text:p>
              </table:table-cell>
              <table:table-cell office:value-type="float" office:value="0.938327234924614">
                <text:p>0.938327234924614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8223">
                <text:p>0.08223</text:p>
              </table:table-cell>
              <table:table-cell office:value-type="float" office:value="0.02028">
                <text:p>0.02028</text:p>
              </table:table-cell>
              <table:table-cell office:value-type="float" office:value="0.89749">
                <text:p>0.89749</text:p>
              </table:table-cell>
              <table:table-cell office:value-type="float" office:value="0.0833455301507722">
                <text:p>0.0833455301507722</text:p>
              </table:table-cell>
              <table:table-cell office:value-type="float" office:value="0.02">
                <text:p>0.02</text:p>
              </table:table-cell>
              <table:table-cell office:value-type="float" office:value="0.896654469849228">
                <text:p>0.896654469849228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11056">
                <text:p>0.11056</text:p>
              </table:table-cell>
              <table:table-cell office:value-type="float" office:value="0.03024">
                <text:p>0.03024</text:p>
              </table:table-cell>
              <table:table-cell office:value-type="float" office:value="0.8592">
                <text:p>0.8592</text:p>
              </table:table-cell>
              <table:table-cell office:value-type="float" office:value="0.110018295226158">
                <text:p>0.110018295226158</text:p>
              </table:table-cell>
              <table:table-cell office:value-type="float" office:value="0.03">
                <text:p>0.03</text:p>
              </table:table-cell>
              <table:table-cell office:value-type="float" office:value="0.859981704773842">
                <text:p>0.85998170477384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13446">
                <text:p>0.13446</text:p>
              </table:table-cell>
              <table:table-cell office:value-type="float" office:value="0.03921">
                <text:p>0.03921</text:p>
              </table:table-cell>
              <table:table-cell office:value-type="float" office:value="0.82633">
                <text:p>0.82633</text:p>
              </table:table-cell>
              <table:table-cell office:value-type="float" office:value="0.133357726968211">
                <text:p>0.133357726968211</text:p>
              </table:table-cell>
              <table:table-cell office:value-type="float" office:value="0.04">
                <text:p>0.04</text:p>
              </table:table-cell>
              <table:table-cell office:value-type="float" office:value="0.826642273031789">
                <text:p>0.826642273031789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15442">
                <text:p>0.15442</text:p>
              </table:table-cell>
              <table:table-cell office:value-type="float" office:value="0.0487">
                <text:p>0.0487</text:p>
              </table:table-cell>
              <table:table-cell office:value-type="float" office:value="0.79688">
                <text:p>0.79688</text:p>
              </table:table-cell>
              <table:table-cell office:value-type="float" office:value="0.154197158710264">
                <text:p>0.154197158710264</text:p>
              </table:table-cell>
              <table:table-cell office:value-type="float" office:value="0.05">
                <text:p>0.05</text:p>
              </table:table-cell>
              <table:table-cell office:value-type="float" office:value="0.795802841289736">
                <text:p>0.795802841289736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17326">
                <text:p>0.17326</text:p>
              </table:table-cell>
              <table:table-cell office:value-type="float" office:value="0.05957">
                <text:p>0.05957</text:p>
              </table:table-cell>
              <table:table-cell office:value-type="float" office:value="0.76717">
                <text:p>0.76717</text:p>
              </table:table-cell>
              <table:table-cell office:value-type="float" office:value="0.173036590452317">
                <text:p>0.173036590452317</text:p>
              </table:table-cell>
              <table:table-cell office:value-type="float" office:value="0.06">
                <text:p>0.06</text:p>
              </table:table-cell>
              <table:table-cell office:value-type="float" office:value="0.766963409547683">
                <text:p>0.766963409547683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19176">
                <text:p>0.19176</text:p>
              </table:table-cell>
              <table:table-cell office:value-type="float" office:value="0.0698">
                <text:p>0.0698</text:p>
              </table:table-cell>
              <table:table-cell office:value-type="float" office:value="0.73844">
                <text:p>0.73844</text:p>
              </table:table-cell>
              <table:table-cell office:value-type="float" office:value="0.190209355527703">
                <text:p>0.190209355527703</text:p>
              </table:table-cell>
              <table:table-cell office:value-type="float" office:value="0.07">
                <text:p>0.07</text:p>
              </table:table-cell>
              <table:table-cell office:value-type="float" office:value="0.739790644472297">
                <text:p>0.73979064447229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20795">
                <text:p>0.20795</text:p>
              </table:table-cell>
              <table:table-cell office:value-type="float" office:value="0.0796">
                <text:p>0.0796</text:p>
              </table:table-cell>
              <table:table-cell office:value-type="float" office:value="0.71245">
                <text:p>0.71245</text:p>
              </table:table-cell>
              <table:table-cell office:value-type="float" office:value="0.205953549174517">
                <text:p>0.205953549174517</text:p>
              </table:table-cell>
              <table:table-cell office:value-type="float" office:value="0.08">
                <text:p>0.08</text:p>
              </table:table-cell>
              <table:table-cell office:value-type="float" office:value="0.714046450825483">
                <text:p>0.714046450825483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22216">
                <text:p>0.22216</text:p>
              </table:table-cell>
              <table:table-cell office:value-type="float" office:value="0.09028">
                <text:p>0.09028</text:p>
              </table:table-cell>
              <table:table-cell office:value-type="float" office:value="0.68756">
                <text:p>0.68756</text:p>
              </table:table-cell>
              <table:table-cell office:value-type="float" office:value="0.220447742821332">
                <text:p>0.220447742821332</text:p>
              </table:table-cell>
              <table:table-cell office:value-type="float" office:value="0.09">
                <text:p>0.09</text:p>
              </table:table-cell>
              <table:table-cell office:value-type="float" office:value="0.689552257178668">
                <text:p>0.68955225717866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23541">
                <text:p>0.23541</text:p>
              </table:table-cell>
              <table:table-cell office:value-type="float" office:value="0.10147">
                <text:p>0.10147</text:p>
              </table:table-cell>
              <table:table-cell office:value-type="float" office:value="0.66312">
                <text:p>0.66312</text:p>
              </table:table-cell>
              <table:table-cell office:value-type="float" office:value="0.233830825357035">
                <text:p>0.233830825357035</text:p>
              </table:table-cell>
              <table:table-cell office:value-type="float" office:value="0.1">
                <text:p>0.1</text:p>
              </table:table-cell>
              <table:table-cell office:value-type="float" office:value="0.666169174642964">
                <text:p>0.666169174642964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24778">
                <text:p>0.24778</text:p>
              </table:table-cell>
              <table:table-cell office:value-type="float" office:value="0.1092">
                <text:p>0.1092</text:p>
              </table:table-cell>
              <table:table-cell office:value-type="float" office:value="0.64302">
                <text:p>0.64302</text:p>
              </table:table-cell>
              <table:table-cell office:value-type="float" office:value="0.246213907892739">
                <text:p>0.246213907892739</text:p>
              </table:table-cell>
              <table:table-cell office:value-type="float" office:value="0.11">
                <text:p>0.11</text:p>
              </table:table-cell>
              <table:table-cell office:value-type="float" office:value="0.643786092107261">
                <text:p>0.643786092107261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26033">
                <text:p>0.26033</text:p>
              </table:table-cell>
              <table:table-cell office:value-type="float" office:value="0.11987">
                <text:p>0.11987</text:p>
              </table:table-cell>
              <table:table-cell office:value-type="float" office:value="0.6198">
                <text:p>0.6198</text:p>
              </table:table-cell>
              <table:table-cell office:value-type="float" office:value="0.257687899519352">
                <text:p>0.257687899519352</text:p>
              </table:table-cell>
              <table:table-cell office:value-type="float" office:value="0.12">
                <text:p>0.12</text:p>
              </table:table-cell>
              <table:table-cell office:value-type="float" office:value="0.622312100480648">
                <text:p>0.622312100480648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27039">
                <text:p>0.27039</text:p>
              </table:table-cell>
              <table:table-cell office:value-type="float" office:value="0.13008">
                <text:p>0.13008</text:p>
              </table:table-cell>
              <table:table-cell office:value-type="float" office:value="0.59953">
                <text:p>0.59953</text:p>
              </table:table-cell>
              <table:table-cell office:value-type="float" office:value="0.268328557812631">
                <text:p>0.268328557812631</text:p>
              </table:table-cell>
              <table:table-cell office:value-type="float" office:value="0.13">
                <text:p>0.13</text:p>
              </table:table-cell>
              <table:table-cell office:value-type="float" office:value="0.601671442187369">
                <text:p>0.601671442187369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28041">
                <text:p>0.28041</text:p>
              </table:table-cell>
              <table:table-cell office:value-type="float" office:value="0.1402">
                <text:p>0.1402</text:p>
              </table:table-cell>
              <table:table-cell office:value-type="float" office:value="0.57939">
                <text:p>0.57939</text:p>
              </table:table-cell>
              <table:table-cell office:value-type="float" office:value="0.27819998533668">
                <text:p>0.27819998533668</text:p>
              </table:table-cell>
              <table:table-cell office:value-type="float" office:value="0.14">
                <text:p>0.14</text:p>
              </table:table-cell>
              <table:table-cell office:value-type="float" office:value="0.58180001466332">
                <text:p>0.58180001466332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29048">
                <text:p>0.29048</text:p>
              </table:table-cell>
              <table:table-cell office:value-type="float" office:value="0.14918">
                <text:p>0.14918</text:p>
              </table:table-cell>
              <table:table-cell office:value-type="float" office:value="0.56034">
                <text:p>0.56034</text:p>
              </table:table-cell>
              <table:table-cell office:value-type="float" office:value="0.287357127146442">
                <text:p>0.287357127146442</text:p>
              </table:table-cell>
              <table:table-cell office:value-type="float" office:value="0.15">
                <text:p>0.15</text:p>
              </table:table-cell>
              <table:table-cell office:value-type="float" office:value="0.562642872853558">
                <text:p>0.562642872853558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29519">
                <text:p>0.29519</text:p>
              </table:table-cell>
              <table:table-cell office:value-type="float" office:value="0.16136">
                <text:p>0.16136</text:p>
              </table:table-cell>
              <table:table-cell office:value-type="float" office:value="0.54345">
                <text:p>0.54345</text:p>
              </table:table-cell>
              <table:table-cell office:value-type="float" office:value="0.295847602289539">
                <text:p>0.295847602289539</text:p>
              </table:table-cell>
              <table:table-cell office:value-type="float" office:value="0.16">
                <text:p>0.16</text:p>
              </table:table-cell>
              <table:table-cell office:value-type="float" office:value="0.544152397710461">
                <text:p>0.544152397710461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30337">
                <text:p>0.30337</text:p>
              </table:table-cell>
              <table:table-cell office:value-type="float" office:value="0.17227">
                <text:p>0.17227</text:p>
              </table:table-cell>
              <table:table-cell office:value-type="float" office:value="0.52436">
                <text:p>0.52436</text:p>
              </table:table-cell>
              <table:table-cell office:value-type="float" office:value="0.303713077432635">
                <text:p>0.303713077432635</text:p>
              </table:table-cell>
              <table:table-cell office:value-type="float" office:value="0.17">
                <text:p>0.17</text:p>
              </table:table-cell>
              <table:table-cell office:value-type="float" office:value="0.526286922567365">
                <text:p>0.526286922567365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31105">
                <text:p>0.31105</text:p>
              </table:table-cell>
              <table:table-cell office:value-type="float" office:value="0.17964">
                <text:p>0.17964</text:p>
              </table:table-cell>
              <table:table-cell office:value-type="float" office:value="0.50931">
                <text:p>0.50931</text:p>
              </table:table-cell>
              <table:table-cell office:value-type="float" office:value="0.310990317281613">
                <text:p>0.310990317281613</text:p>
              </table:table-cell>
              <table:table-cell office:value-type="float" office:value="0.18">
                <text:p>0.18</text:p>
              </table:table-cell>
              <table:table-cell office:value-type="float" office:value="0.509009682718387">
                <text:p>0.509009682718387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32016">
                <text:p>0.32016</text:p>
              </table:table-cell>
              <table:table-cell office:value-type="float" office:value="0.18799">
                <text:p>0.18799</text:p>
              </table:table-cell>
              <table:table-cell office:value-type="float" office:value="0.49185">
                <text:p>0.49185</text:p>
              </table:table-cell>
              <table:table-cell office:value-type="float" office:value="0.317712001575036">
                <text:p>0.317712001575036</text:p>
              </table:table-cell>
              <table:table-cell office:value-type="float" office:value="0.19">
                <text:p>0.19</text:p>
              </table:table-cell>
              <table:table-cell office:value-type="float" office:value="0.492287998424964">
                <text:p>0.49228799842496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32444">
                <text:p>0.32444</text:p>
              </table:table-cell>
              <table:table-cell office:value-type="float" office:value="0.20081">
                <text:p>0.20081</text:p>
              </table:table-cell>
              <table:table-cell office:value-type="float" office:value="0.47475">
                <text:p>0.47475</text:p>
              </table:table-cell>
              <table:table-cell office:value-type="float" office:value="0.323907370078986">
                <text:p>0.323907370078986</text:p>
              </table:table-cell>
              <table:table-cell office:value-type="float" office:value="0.2">
                <text:p>0.2</text:p>
              </table:table-cell>
              <table:table-cell office:value-type="float" office:value="0.476092629921014">
                <text:p>0.476092629921014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.33164">
                <text:p>0.33164</text:p>
              </table:table-cell>
              <table:table-cell office:value-type="float" office:value="0.20893">
                <text:p>0.20893</text:p>
              </table:table-cell>
              <table:table-cell office:value-type="float" office:value="0.45943">
                <text:p>0.45943</text:p>
              </table:table-cell>
              <table:table-cell office:value-type="float" office:value="0.329602738582935">
                <text:p>0.329602738582935</text:p>
              </table:table-cell>
              <table:table-cell office:value-type="float" office:value="0.21">
                <text:p>0.21</text:p>
              </table:table-cell>
              <table:table-cell office:value-type="float" office:value="0.460397261417065">
                <text:p>0.460397261417065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3365">
                <text:p>0.3365</text:p>
              </table:table-cell>
              <table:table-cell office:value-type="float" office:value="0.21901">
                <text:p>0.21901</text:p>
              </table:table-cell>
              <table:table-cell office:value-type="float" office:value="0.44449">
                <text:p>0.44449</text:p>
              </table:table-cell>
              <table:table-cell office:value-type="float" office:value="0.334821916610694">
                <text:p>0.334821916610694</text:p>
              </table:table-cell>
              <table:table-cell office:value-type="float" office:value="0.22">
                <text:p>0.22</text:p>
              </table:table-cell>
              <table:table-cell office:value-type="float" office:value="0.445178083389306">
                <text:p>0.445178083389306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.33881">
                <text:p>0.33881</text:p>
              </table:table-cell>
              <table:table-cell office:value-type="float" office:value="0.23138">
                <text:p>0.23138</text:p>
              </table:table-cell>
              <table:table-cell office:value-type="float" office:value="0.42981">
                <text:p>0.42981</text:p>
              </table:table-cell>
              <table:table-cell office:value-type="float" office:value="0.339586549183907">
                <text:p>0.339586549183907</text:p>
              </table:table-cell>
              <table:table-cell office:value-type="float" office:value="0.23">
                <text:p>0.23</text:p>
              </table:table-cell>
              <table:table-cell office:value-type="float" office:value="0.430413450816093">
                <text:p>0.430413450816093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34883">
                <text:p>0.34883</text:p>
              </table:table-cell>
              <table:table-cell office:value-type="float" office:value="0.23975">
                <text:p>0.23975</text:p>
              </table:table-cell>
              <table:table-cell office:value-type="float" office:value="0.41142">
                <text:p>0.41142</text:p>
              </table:table-cell>
              <table:table-cell office:value-type="float" office:value="0.343916399148425">
                <text:p>0.343916399148425</text:p>
              </table:table-cell>
              <table:table-cell office:value-type="float" office:value="0.24">
                <text:p>0.24</text:p>
              </table:table-cell>
              <table:table-cell office:value-type="float" office:value="0.416083600851575">
                <text:p>0.416083600851575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35217">
                <text:p>0.35217</text:p>
              </table:table-cell>
              <table:table-cell office:value-type="float" office:value="0.25127">
                <text:p>0.25127</text:p>
              </table:table-cell>
              <table:table-cell office:value-type="float" office:value="0.39656">
                <text:p>0.39656</text:p>
              </table:table-cell>
              <table:table-cell office:value-type="float" office:value="0.347829582446276">
                <text:p>0.347829582446276</text:p>
              </table:table-cell>
              <table:table-cell office:value-type="float" office:value="0.25">
                <text:p>0.25</text:p>
              </table:table-cell>
              <table:table-cell office:value-type="float" office:value="0.402170417553724">
                <text:p>0.402170417553724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.35372">
                <text:p>0.35372</text:p>
              </table:table-cell>
              <table:table-cell office:value-type="float" office:value="0.25946">
                <text:p>0.25946</text:p>
              </table:table-cell>
              <table:table-cell office:value-type="float" office:value="0.38682">
                <text:p>0.38682</text:p>
              </table:table-cell>
              <table:table-cell office:value-type="float" office:value="0.351342765744127">
                <text:p>0.351342765744127</text:p>
              </table:table-cell>
              <table:table-cell office:value-type="float" office:value="0.26">
                <text:p>0.26</text:p>
              </table:table-cell>
              <table:table-cell office:value-type="float" office:value="0.388657234255873">
                <text:p>0.388657234255873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.3577">
                <text:p>0.3577</text:p>
              </table:table-cell>
              <table:table-cell office:value-type="float" office:value="0.27049">
                <text:p>0.27049</text:p>
              </table:table-cell>
              <table:table-cell office:value-type="float" office:value="0.37181">
                <text:p>0.37181</text:p>
              </table:table-cell>
              <table:table-cell office:value-type="float" office:value="0.354471333657363">
                <text:p>0.354471333657363</text:p>
              </table:table-cell>
              <table:table-cell office:value-type="float" office:value="0.27">
                <text:p>0.27</text:p>
              </table:table-cell>
              <table:table-cell office:value-type="float" office:value="0.375528666342637">
                <text:p>0.375528666342637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36191">
                <text:p>0.36191</text:p>
              </table:table-cell>
              <table:table-cell office:value-type="float" office:value="0.27688">
                <text:p>0.27688</text:p>
              </table:table-cell>
              <table:table-cell office:value-type="float" office:value="0.36121">
                <text:p>0.36121</text:p>
              </table:table-cell>
              <table:table-cell office:value-type="float" office:value="0.357229531200228">
                <text:p>0.357229531200228</text:p>
              </table:table-cell>
              <table:table-cell office:value-type="float" office:value="0.28">
                <text:p>0.28</text:p>
              </table:table-cell>
              <table:table-cell office:value-type="float" office:value="0.362770468799772">
                <text:p>0.362770468799772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.3629">
                <text:p>0.3629</text:p>
              </table:table-cell>
              <table:table-cell office:value-type="float" office:value="0.28811">
                <text:p>0.28811</text:p>
              </table:table-cell>
              <table:table-cell office:value-type="float" office:value="0.34899">
                <text:p>0.34899</text:p>
              </table:table-cell>
              <table:table-cell office:value-type="float" office:value="0.35963058588595">
                <text:p>0.35963058588595</text:p>
              </table:table-cell>
              <table:table-cell office:value-type="float" office:value="0.29">
                <text:p>0.29</text:p>
              </table:table-cell>
              <table:table-cell office:value-type="float" office:value="0.35036941411405">
                <text:p>0.35036941411405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36317">
                <text:p>0.36317</text:p>
              </table:table-cell>
              <table:table-cell office:value-type="float" office:value="0.30152">
                <text:p>0.30152</text:p>
              </table:table-cell>
              <table:table-cell office:value-type="float" office:value="0.33531">
                <text:p>0.33531</text:p>
              </table:table-cell>
              <table:table-cell office:value-type="float" office:value="0.361686812985466">
                <text:p>0.361686812985466</text:p>
              </table:table-cell>
              <table:table-cell office:value-type="float" office:value="0.3">
                <text:p>0.3</text:p>
              </table:table-cell>
              <table:table-cell office:value-type="float" office:value="0.338313187014534">
                <text:p>0.338313187014534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0.37024">
                <text:p>0.37024</text:p>
              </table:table-cell>
              <table:table-cell office:value-type="float" office:value="0.3074">
                <text:p>0.3074</text:p>
              </table:table-cell>
              <table:table-cell office:value-type="float" office:value="0.32236">
                <text:p>0.32236</text:p>
              </table:table-cell>
              <table:table-cell office:value-type="float" office:value="0.363409706751648">
                <text:p>0.363409706751648</text:p>
              </table:table-cell>
              <table:table-cell office:value-type="float" office:value="0.31">
                <text:p>0.31</text:p>
              </table:table-cell>
              <table:table-cell office:value-type="float" office:value="0.326590293248352">
                <text:p>0.326590293248352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37004">
                <text:p>0.37004</text:p>
              </table:table-cell>
              <table:table-cell office:value-type="float" office:value="0.31899">
                <text:p>0.31899</text:p>
              </table:table-cell>
              <table:table-cell office:value-type="float" office:value="0.31097">
                <text:p>0.31097</text:p>
              </table:table-cell>
              <table:table-cell office:value-type="float" office:value="0.364810019872669">
                <text:p>0.364810019872669</text:p>
              </table:table-cell>
              <table:table-cell office:value-type="float" office:value="0.32">
                <text:p>0.32</text:p>
              </table:table-cell>
              <table:table-cell office:value-type="float" office:value="0.315189980127331">
                <text:p>0.315189980127331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0.36839">
                <text:p>0.36839</text:p>
              </table:table-cell>
              <table:table-cell office:value-type="float" office:value="0.33121">
                <text:p>0.33121</text:p>
              </table:table-cell>
              <table:table-cell office:value-type="float" office:value="0.3004">
                <text:p>0.3004</text:p>
              </table:table-cell>
              <table:table-cell office:value-type="float" office:value="0.36589783299369">
                <text:p>0.36589783299369</text:p>
              </table:table-cell>
              <table:table-cell office:value-type="float" office:value="0.33">
                <text:p>0.33</text:p>
              </table:table-cell>
              <table:table-cell office:value-type="float" office:value="0.30410216700631">
                <text:p>0.30410216700631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0.36826">
                <text:p>0.36826</text:p>
              </table:table-cell>
              <table:table-cell office:value-type="float" office:value="0.33837">
                <text:p>0.33837</text:p>
              </table:table-cell>
              <table:table-cell office:value-type="float" office:value="0.29337">
                <text:p>0.29337</text:p>
              </table:table-cell>
              <table:table-cell office:value-type="float" office:value="0.36668261581168">
                <text:p>0.36668261581168</text:p>
              </table:table-cell>
              <table:table-cell office:value-type="float" office:value="0.34">
                <text:p>0.34</text:p>
              </table:table-cell>
              <table:table-cell office:value-type="float" office:value="0.29331738418832">
                <text:p>0.29331738418832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.37015">
                <text:p>0.37015</text:p>
              </table:table-cell>
              <table:table-cell office:value-type="float" office:value="0.34872">
                <text:p>0.34872</text:p>
              </table:table-cell>
              <table:table-cell office:value-type="float" office:value="0.28113">
                <text:p>0.28113</text:p>
              </table:table-cell>
              <table:table-cell office:value-type="float" office:value="0.367173280982612">
                <text:p>0.367173280982612</text:p>
              </table:table-cell>
              <table:table-cell office:value-type="float" office:value="0.35">
                <text:p>0.35</text:p>
              </table:table-cell>
              <table:table-cell office:value-type="float" office:value="0.282826719017388">
                <text:p>0.282826719017388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0.3714">
                <text:p>0.3714</text:p>
              </table:table-cell>
              <table:table-cell office:value-type="float" office:value="0.36035">
                <text:p>0.36035</text:p>
              </table:table-cell>
              <table:table-cell office:value-type="float" office:value="0.26825">
                <text:p>0.26825</text:p>
              </table:table-cell>
              <table:table-cell office:value-type="float" office:value="0.367378231867829">
                <text:p>0.367378231867829</text:p>
              </table:table-cell>
              <table:table-cell office:value-type="float" office:value="0.36">
                <text:p>0.36</text:p>
              </table:table-cell>
              <table:table-cell office:value-type="float" office:value="0.272621768132171">
                <text:p>0.272621768132171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0.36953">
                <text:p>0.36953</text:p>
              </table:table-cell>
              <table:table-cell office:value-type="float" office:value="0.36883">
                <text:p>0.36883</text:p>
              </table:table-cell>
              <table:table-cell office:value-type="float" office:value="0.26164">
                <text:p>0.26164</text:p>
              </table:table-cell>
              <table:table-cell office:value-type="float" office:value="0.367305404975269">
                <text:p>0.367305404975269</text:p>
              </table:table-cell>
              <table:table-cell office:value-type="float" office:value="0.37">
                <text:p>0.37</text:p>
              </table:table-cell>
              <table:table-cell office:value-type="float" office:value="0.262694595024731">
                <text:p>0.262694595024731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0.37033">
                <text:p>0.37033</text:p>
              </table:table-cell>
              <table:table-cell office:value-type="float" office:value="0.38125">
                <text:p>0.38125</text:p>
              </table:table-cell>
              <table:table-cell office:value-type="float" office:value="0.24842">
                <text:p>0.24842</text:p>
              </table:table-cell>
              <table:table-cell office:value-type="float" office:value="0.366962307812438">
                <text:p>0.366962307812438</text:p>
              </table:table-cell>
              <table:table-cell office:value-type="float" office:value="0.38">
                <text:p>0.38</text:p>
              </table:table-cell>
              <table:table-cell office:value-type="float" office:value="0.253037692187561">
                <text:p>0.253037692187561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0.37052">
                <text:p>0.37052</text:p>
              </table:table-cell>
              <table:table-cell office:value-type="float" office:value="0.38996">
                <text:p>0.38996</text:p>
              </table:table-cell>
              <table:table-cell office:value-type="float" office:value="0.23952">
                <text:p>0.23952</text:p>
              </table:table-cell>
              <table:table-cell office:value-type="float" office:value="0.366356052754871">
                <text:p>0.366356052754871</text:p>
              </table:table-cell>
              <table:table-cell office:value-type="float" office:value="0.39">
                <text:p>0.39</text:p>
              </table:table-cell>
              <table:table-cell office:value-type="float" office:value="0.243643947245129">
                <text:p>0.243643947245129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36933">
                <text:p>0.36933</text:p>
              </table:table-cell>
              <table:table-cell office:value-type="float" office:value="0.39818">
                <text:p>0.39818</text:p>
              </table:table-cell>
              <table:table-cell office:value-type="float" office:value="0.23249">
                <text:p>0.23249</text:p>
              </table:table-cell>
              <table:table-cell office:value-type="float" office:value="0.365493387440893">
                <text:p>0.365493387440893</text:p>
              </table:table-cell>
              <table:table-cell office:value-type="float" office:value="0.4">
                <text:p>0.4</text:p>
              </table:table-cell>
              <table:table-cell office:value-type="float" office:value="0.234506612559107">
                <text:p>0.234506612559107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0.36922">
                <text:p>0.36922</text:p>
              </table:table-cell>
              <table:table-cell office:value-type="float" office:value="0.40998">
                <text:p>0.40998</text:p>
              </table:table-cell>
              <table:table-cell office:value-type="float" office:value="0.2208">
                <text:p>0.2208</text:p>
              </table:table-cell>
              <table:table-cell office:value-type="float" office:value="0.364380722126916">
                <text:p>0.364380722126916</text:p>
              </table:table-cell>
              <table:table-cell office:value-type="float" office:value="0.41">
                <text:p>0.41</text:p>
              </table:table-cell>
              <table:table-cell office:value-type="float" office:value="0.225619277873084">
                <text:p>0.225619277873084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0.36772">
                <text:p>0.36772</text:p>
              </table:table-cell>
              <table:table-cell office:value-type="float" office:value="0.42132">
                <text:p>0.42132</text:p>
              </table:table-cell>
              <table:table-cell office:value-type="float" office:value="0.21096">
                <text:p>0.21096</text:p>
              </table:table-cell>
              <table:table-cell office:value-type="float" office:value="0.363024154373914">
                <text:p>0.363024154373914</text:p>
              </table:table-cell>
              <table:table-cell office:value-type="float" office:value="0.42">
                <text:p>0.42</text:p>
              </table:table-cell>
              <table:table-cell office:value-type="float" office:value="0.216975845626086">
                <text:p>0.216975845626086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0.36798">
                <text:p>0.36798</text:p>
              </table:table-cell>
              <table:table-cell office:value-type="float" office:value="0.42979">
                <text:p>0.42979</text:p>
              </table:table-cell>
              <table:table-cell office:value-type="float" office:value="0.20223">
                <text:p>0.20223</text:p>
              </table:table-cell>
              <table:table-cell office:value-type="float" office:value="0.361429491382816">
                <text:p>0.361429491382816</text:p>
              </table:table-cell>
              <table:table-cell office:value-type="float" office:value="0.43">
                <text:p>0.43</text:p>
              </table:table-cell>
              <table:table-cell office:value-type="float" office:value="0.208570508617184">
                <text:p>0.208570508617184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0.36463">
                <text:p>0.36463</text:p>
              </table:table-cell>
              <table:table-cell office:value-type="float" office:value="0.43865">
                <text:p>0.43865</text:p>
              </table:table-cell>
              <table:table-cell office:value-type="float" office:value="0.19672">
                <text:p>0.19672</text:p>
              </table:table-cell>
              <table:table-cell office:value-type="float" office:value="0.359602270252184">
                <text:p>0.359602270252184</text:p>
              </table:table-cell>
              <table:table-cell office:value-type="float" office:value="0.44">
                <text:p>0.44</text:p>
              </table:table-cell>
              <table:table-cell office:value-type="float" office:value="0.200397729747816">
                <text:p>0.200397729747816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.36063">
                <text:p>0.36063</text:p>
              </table:table-cell>
              <table:table-cell office:value-type="float" office:value="0.44948">
                <text:p>0.44948</text:p>
              </table:table-cell>
              <table:table-cell office:value-type="float" office:value="0.18989">
                <text:p>0.18989</text:p>
              </table:table-cell>
              <table:table-cell office:value-type="float" office:value="0.357547776394279">
                <text:p>0.357547776394279</text:p>
              </table:table-cell>
              <table:table-cell office:value-type="float" office:value="0.45">
                <text:p>0.45</text:p>
              </table:table-cell>
              <table:table-cell office:value-type="float" office:value="0.192452223605721">
                <text:p>0.192452223605721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0.35873">
                <text:p>0.35873</text:p>
              </table:table-cell>
              <table:table-cell office:value-type="float" office:value="0.46243">
                <text:p>0.46243</text:p>
              </table:table-cell>
              <table:table-cell office:value-type="float" office:value="0.17884">
                <text:p>0.17884</text:p>
              </table:table-cell>
              <table:table-cell office:value-type="float" office:value="0.355271060314152">
                <text:p>0.355271060314152</text:p>
              </table:table-cell>
              <table:table-cell office:value-type="float" office:value="0.46">
                <text:p>0.46</text:p>
              </table:table-cell>
              <table:table-cell office:value-type="float" office:value="0.184728939685848">
                <text:p>0.184728939685848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0.35803">
                <text:p>0.35803</text:p>
              </table:table-cell>
              <table:table-cell office:value-type="float" office:value="0.47037">
                <text:p>0.47037</text:p>
              </table:table-cell>
              <table:table-cell office:value-type="float" office:value="0.1716">
                <text:p>0.1716</text:p>
              </table:table-cell>
              <table:table-cell office:value-type="float" office:value="0.352776952929677">
                <text:p>0.352776952929677</text:p>
              </table:table-cell>
              <table:table-cell office:value-type="float" office:value="0.47">
                <text:p>0.47</text:p>
              </table:table-cell>
              <table:table-cell office:value-type="float" office:value="0.177223047070323">
                <text:p>0.177223047070323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0.35607">
                <text:p>0.35607</text:p>
              </table:table-cell>
              <table:table-cell office:value-type="float" office:value="0.47761">
                <text:p>0.47761</text:p>
              </table:table-cell>
              <table:table-cell office:value-type="float" office:value="0.16632">
                <text:p>0.16632</text:p>
              </table:table-cell>
              <table:table-cell office:value-type="float" office:value="0.350070079587756">
                <text:p>0.350070079587756</text:p>
              </table:table-cell>
              <table:table-cell office:value-type="float" office:value="0.48">
                <text:p>0.48</text:p>
              </table:table-cell>
              <table:table-cell office:value-type="float" office:value="0.169929920412244">
                <text:p>0.169929920412244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0.3514">
                <text:p>0.3514</text:p>
              </table:table-cell>
              <table:table-cell office:value-type="float" office:value="0.49092">
                <text:p>0.49092</text:p>
              </table:table-cell>
              <table:table-cell office:value-type="float" office:value="0.15768">
                <text:p>0.15768</text:p>
              </table:table-cell>
              <table:table-cell office:value-type="float" office:value="0.347154872912501">
                <text:p>0.347154872912501</text:p>
              </table:table-cell>
              <table:table-cell office:value-type="float" office:value="0.49">
                <text:p>0.49</text:p>
              </table:table-cell>
              <table:table-cell office:value-type="float" office:value="0.162845127087499">
                <text:p>0.162845127087499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34756">
                <text:p>0.34756</text:p>
              </table:table-cell>
              <table:table-cell office:value-type="float" office:value="0.50393">
                <text:p>0.50393</text:p>
              </table:table-cell>
              <table:table-cell office:value-type="float" office:value="0.14851">
                <text:p>0.14851</text:p>
              </table:table-cell>
              <table:table-cell office:value-type="float" office:value="0.344035584604592">
                <text:p>0.344035584604592</text:p>
              </table:table-cell>
              <table:table-cell office:value-type="float" office:value="0.5">
                <text:p>0.5</text:p>
              </table:table-cell>
              <table:table-cell office:value-type="float" office:value="0.155964415395408">
                <text:p>0.155964415395408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0.34843">
                <text:p>0.34843</text:p>
              </table:table-cell>
              <table:table-cell office:value-type="float" office:value="0.50688">
                <text:p>0.50688</text:p>
              </table:table-cell>
              <table:table-cell office:value-type="float" office:value="0.14469">
                <text:p>0.14469</text:p>
              </table:table-cell>
              <table:table-cell office:value-type="float" office:value="0.340716296296684">
                <text:p>0.340716296296684</text:p>
              </table:table-cell>
              <table:table-cell office:value-type="float" office:value="0.51">
                <text:p>0.51</text:p>
              </table:table-cell>
              <table:table-cell office:value-type="float" office:value="0.149283703703316">
                <text:p>0.149283703703316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0.34429">
                <text:p>0.34429</text:p>
              </table:table-cell>
              <table:table-cell office:value-type="float" office:value="0.52025">
                <text:p>0.52025</text:p>
              </table:table-cell>
              <table:table-cell office:value-type="float" office:value="0.13546">
                <text:p>0.13546</text:p>
              </table:table-cell>
              <table:table-cell office:value-type="float" office:value="0.337200929557404">
                <text:p>0.337200929557404</text:p>
              </table:table-cell>
              <table:table-cell office:value-type="float" office:value="0.52">
                <text:p>0.52</text:p>
              </table:table-cell>
              <table:table-cell office:value-type="float" office:value="0.142799070442596">
                <text:p>0.142799070442596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0.33616">
                <text:p>0.33616</text:p>
              </table:table-cell>
              <table:table-cell office:value-type="float" office:value="0.53168">
                <text:p>0.53168</text:p>
              </table:table-cell>
              <table:table-cell office:value-type="float" office:value="0.13216">
                <text:p>0.13216</text:p>
              </table:table-cell>
              <table:table-cell office:value-type="float" office:value="0.333493255125815">
                <text:p>0.333493255125815</text:p>
              </table:table-cell>
              <table:table-cell office:value-type="float" office:value="0.53">
                <text:p>0.53</text:p>
              </table:table-cell>
              <table:table-cell office:value-type="float" office:value="0.136506744874185">
                <text:p>0.136506744874185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0.33361">
                <text:p>0.33361</text:p>
              </table:table-cell>
              <table:table-cell office:value-type="float" office:value="0.54004">
                <text:p>0.54004</text:p>
              </table:table-cell>
              <table:table-cell office:value-type="float" office:value="0.12635">
                <text:p>0.12635</text:p>
              </table:table-cell>
              <table:table-cell office:value-type="float" office:value="0.329596901448944">
                <text:p>0.329596901448944</text:p>
              </table:table-cell>
              <table:table-cell office:value-type="float" office:value="0.54">
                <text:p>0.54</text:p>
              </table:table-cell>
              <table:table-cell office:value-type="float" office:value="0.130403098551056">
                <text:p>0.130403098551056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0.33236">
                <text:p>0.33236</text:p>
              </table:table-cell>
              <table:table-cell office:value-type="float" office:value="0.54853">
                <text:p>0.54853</text:p>
              </table:table-cell>
              <table:table-cell office:value-type="float" office:value="0.11911">
                <text:p>0.11911</text:p>
              </table:table-cell>
              <table:table-cell office:value-type="float" office:value="0.325515362586887">
                <text:p>0.325515362586887</text:p>
              </table:table-cell>
              <table:table-cell office:value-type="float" office:value="0.55">
                <text:p>0.55</text:p>
              </table:table-cell>
              <table:table-cell office:value-type="float" office:value="0.124484637413113">
                <text:p>0.124484637413113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0.32718">
                <text:p>0.32718</text:p>
              </table:table-cell>
              <table:table-cell office:value-type="float" office:value="0.56175">
                <text:p>0.56175</text:p>
              </table:table-cell>
              <table:table-cell office:value-type="float" office:value="0.11107">
                <text:p>0.11107</text:p>
              </table:table-cell>
              <table:table-cell office:value-type="float" office:value="0.321252005543013">
                <text:p>0.321252005543013</text:p>
              </table:table-cell>
              <table:table-cell office:value-type="float" office:value="0.56">
                <text:p>0.56</text:p>
              </table:table-cell>
              <table:table-cell office:value-type="float" office:value="0.118747994456987">
                <text:p>0.118747994456987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0.3233">
                <text:p>0.3233</text:p>
              </table:table-cell>
              <table:table-cell office:value-type="float" office:value="0.569">
                <text:p>0.569</text:p>
              </table:table-cell>
              <table:table-cell office:value-type="float" office:value="0.1077">
                <text:p>0.1077</text:p>
              </table:table-cell>
              <table:table-cell office:value-type="float" office:value="0.316810077070566">
                <text:p>0.316810077070566</text:p>
              </table:table-cell>
              <table:table-cell office:value-type="float" office:value="0.57">
                <text:p>0.57</text:p>
              </table:table-cell>
              <table:table-cell office:value-type="float" office:value="0.113189922929434">
                <text:p>0.113189922929434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0.31815">
                <text:p>0.31815</text:p>
              </table:table-cell>
              <table:table-cell office:value-type="float" office:value="0.57989">
                <text:p>0.57989</text:p>
              </table:table-cell>
              <table:table-cell office:value-type="float" office:value="0.10196">
                <text:p>0.10196</text:p>
              </table:table-cell>
              <table:table-cell office:value-type="float" office:value="0.312192710001629">
                <text:p>0.312192710001629</text:p>
              </table:table-cell>
              <table:table-cell office:value-type="float" office:value="0.58">
                <text:p>0.58</text:p>
              </table:table-cell>
              <table:table-cell office:value-type="float" office:value="0.107807289998371">
                <text:p>0.107807289998371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0.31194">
                <text:p>0.31194</text:p>
              </table:table-cell>
              <table:table-cell office:value-type="float" office:value="0.59053">
                <text:p>0.59053</text:p>
              </table:table-cell>
              <table:table-cell office:value-type="float" office:value="0.09753">
                <text:p>0.09753</text:p>
              </table:table-cell>
              <table:table-cell office:value-type="float" office:value="0.307402929139588">
                <text:p>0.307402929139588</text:p>
              </table:table-cell>
              <table:table-cell office:value-type="float" office:value="0.59">
                <text:p>0.59</text:p>
              </table:table-cell>
              <table:table-cell office:value-type="float" office:value="0.102597070860412">
                <text:p>0.102597070860412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30893">
                <text:p>0.30893</text:p>
              </table:table-cell>
              <table:table-cell office:value-type="float" office:value="0.59941">
                <text:p>0.59941</text:p>
              </table:table-cell>
              <table:table-cell office:value-type="float" office:value="0.09166">
                <text:p>0.09166</text:p>
              </table:table-cell>
              <table:table-cell office:value-type="float" office:value="0.302443656752123">
                <text:p>0.302443656752123</text:p>
              </table:table-cell>
              <table:table-cell office:value-type="float" office:value="0.6">
                <text:p>0.6</text:p>
              </table:table-cell>
              <table:table-cell office:value-type="float" office:value="0.0975563432478766">
                <text:p>0.0975563432478766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0.30092">
                <text:p>0.30092</text:p>
              </table:table-cell>
              <table:table-cell office:value-type="float" office:value="0.6115">
                <text:p>0.6115</text:p>
              </table:table-cell>
              <table:table-cell office:value-type="float" office:value="0.08758">
                <text:p>0.08758</text:p>
              </table:table-cell>
              <table:table-cell office:value-type="float" office:value="0.297317717697992">
                <text:p>0.297317717697992</text:p>
              </table:table-cell>
              <table:table-cell office:value-type="float" office:value="0.61">
                <text:p>0.61</text:p>
              </table:table-cell>
              <table:table-cell office:value-type="float" office:value="0.0926822823020078">
                <text:p>0.0926822823020078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0.29392">
                <text:p>0.29392</text:p>
              </table:table-cell>
              <table:table-cell office:value-type="float" office:value="0.62194">
                <text:p>0.62194</text:p>
              </table:table-cell>
              <table:table-cell office:value-type="float" office:value="0.08414">
                <text:p>0.08414</text:p>
              </table:table-cell>
              <table:table-cell office:value-type="float" office:value="0.292027844217631">
                <text:p>0.292027844217631</text:p>
              </table:table-cell>
              <table:table-cell office:value-type="float" office:value="0.62">
                <text:p>0.62</text:p>
              </table:table-cell>
              <table:table-cell office:value-type="float" office:value="0.0879721557823686">
                <text:p>0.0879721557823686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0.29352">
                <text:p>0.29352</text:p>
              </table:table-cell>
              <table:table-cell office:value-type="float" office:value="0.63015">
                <text:p>0.63015</text:p>
              </table:table-cell>
              <table:table-cell office:value-type="float" office:value="0.07633">
                <text:p>0.07633</text:p>
              </table:table-cell>
              <table:table-cell office:value-type="float" office:value="0.28657668041469">
                <text:p>0.28657668041469</text:p>
              </table:table-cell>
              <table:table-cell office:value-type="float" office:value="0.63">
                <text:p>0.63</text:p>
              </table:table-cell>
              <table:table-cell office:value-type="float" office:value="0.08342331958531">
                <text:p>0.08342331958531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2858">
                <text:p>0.2858</text:p>
              </table:table-cell>
              <table:table-cell office:value-type="float" office:value="0.64171">
                <text:p>0.64171</text:p>
              </table:table-cell>
              <table:table-cell office:value-type="float" office:value="0.07249">
                <text:p>0.07249</text:p>
              </table:table-cell>
              <table:table-cell office:value-type="float" office:value="0.280966786453018">
                <text:p>0.280966786453018</text:p>
              </table:table-cell>
              <table:table-cell office:value-type="float" office:value="0.64">
                <text:p>0.64</text:p>
              </table:table-cell>
              <table:table-cell office:value-type="float" office:value="0.0790332135469816">
                <text:p>0.0790332135469816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0.28232">
                <text:p>0.28232</text:p>
              </table:table-cell>
              <table:table-cell office:value-type="float" office:value="0.64953">
                <text:p>0.64953</text:p>
              </table:table-cell>
              <table:table-cell office:value-type="float" office:value="0.06815">
                <text:p>0.06815</text:p>
              </table:table-cell>
              <table:table-cell office:value-type="float" office:value="0.275200642491347">
                <text:p>0.275200642491347</text:p>
              </table:table-cell>
              <table:table-cell office:value-type="float" office:value="0.65">
                <text:p>0.65</text:p>
              </table:table-cell>
              <table:table-cell office:value-type="float" office:value="0.0747993575086532">
                <text:p>0.0747993575086532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0.27658">
                <text:p>0.27658</text:p>
              </table:table-cell>
              <table:table-cell office:value-type="float" office:value="0.65992">
                <text:p>0.65992</text:p>
              </table:table-cell>
              <table:table-cell office:value-type="float" office:value="0.0635">
                <text:p>0.0635</text:p>
              </table:table-cell>
              <table:table-cell office:value-type="float" office:value="0.269280652375829">
                <text:p>0.269280652375829</text:p>
              </table:table-cell>
              <table:table-cell office:value-type="float" office:value="0.66">
                <text:p>0.66</text:p>
              </table:table-cell>
              <table:table-cell office:value-type="float" office:value="0.0707193476241709">
                <text:p>0.0707193476241709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0.27136">
                <text:p>0.27136</text:p>
              </table:table-cell>
              <table:table-cell office:value-type="float" office:value="0.67015">
                <text:p>0.67015</text:p>
              </table:table-cell>
              <table:table-cell office:value-type="float" office:value="0.05849">
                <text:p>0.05849</text:p>
              </table:table-cell>
              <table:table-cell office:value-type="float" office:value="0.263209147108796">
                <text:p>0.263209147108796</text:p>
              </table:table-cell>
              <table:table-cell office:value-type="float" office:value="0.67">
                <text:p>0.67</text:p>
              </table:table-cell>
              <table:table-cell office:value-type="float" office:value="0.0667908528912038">
                <text:p>0.0667908528912038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0.26349">
                <text:p>0.26349</text:p>
              </table:table-cell>
              <table:table-cell office:value-type="float" office:value="0.68092">
                <text:p>0.68092</text:p>
              </table:table-cell>
              <table:table-cell office:value-type="float" office:value="0.05559">
                <text:p>0.05559</text:p>
              </table:table-cell>
              <table:table-cell office:value-type="float" office:value="0.25698838811042">
                <text:p>0.25698838811042</text:p>
              </table:table-cell>
              <table:table-cell office:value-type="float" office:value="0.68">
                <text:p>0.68</text:p>
              </table:table-cell>
              <table:table-cell office:value-type="float" office:value="0.0630116118895799">
                <text:p>0.0630116118895799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0.25861">
                <text:p>0.25861</text:p>
              </table:table-cell>
              <table:table-cell office:value-type="float" office:value="0.68842">
                <text:p>0.68842</text:p>
              </table:table-cell>
              <table:table-cell office:value-type="float" office:value="0.05297">
                <text:p>0.05297</text:p>
              </table:table-cell>
              <table:table-cell office:value-type="float" office:value="0.250620570288514">
                <text:p>0.250620570288514</text:p>
              </table:table-cell>
              <table:table-cell office:value-type="float" office:value="0.69">
                <text:p>0.69</text:p>
              </table:table-cell>
              <table:table-cell office:value-type="float" office:value="0.0593794297114857">
                <text:p>0.0593794297114857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24953">
                <text:p>0.24953</text:p>
              </table:table-cell>
              <table:table-cell office:value-type="float" office:value="0.70246">
                <text:p>0.70246</text:p>
              </table:table-cell>
              <table:table-cell office:value-type="float" office:value="0.04801">
                <text:p>0.04801</text:p>
              </table:table-cell>
              <table:table-cell office:value-type="float" office:value="0.244107824930377">
                <text:p>0.244107824930377</text:p>
              </table:table-cell>
              <table:table-cell office:value-type="float" office:value="0.7">
                <text:p>0.7</text:p>
              </table:table-cell>
              <table:table-cell office:value-type="float" office:value="0.0558921750696231">
                <text:p>0.0558921750696231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0.24432">
                <text:p>0.24432</text:p>
              </table:table-cell>
              <table:table-cell office:value-type="float" office:value="0.71048">
                <text:p>0.71048</text:p>
              </table:table-cell>
              <table:table-cell office:value-type="float" office:value="0.0452">
                <text:p>0.0452</text:p>
              </table:table-cell>
              <table:table-cell office:value-type="float" office:value="0.237452222429382">
                <text:p>0.237452222429382</text:p>
              </table:table-cell>
              <table:table-cell office:value-type="float" office:value="0.71">
                <text:p>0.71</text:p>
              </table:table-cell>
              <table:table-cell office:value-type="float" office:value="0.0525477775706178">
                <text:p>0.0525477775706178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0.23737">
                <text:p>0.23737</text:p>
              </table:table-cell>
              <table:table-cell office:value-type="float" office:value="0.72101">
                <text:p>0.72101</text:p>
              </table:table-cell>
              <table:table-cell office:value-type="float" office:value="0.04162">
                <text:p>0.04162</text:p>
              </table:table-cell>
              <table:table-cell office:value-type="float" office:value="0.230655774857965">
                <text:p>0.230655774857965</text:p>
              </table:table-cell>
              <table:table-cell office:value-type="float" office:value="0.72">
                <text:p>0.72</text:p>
              </table:table-cell>
              <table:table-cell office:value-type="float" office:value="0.0493442251420349">
                <text:p>0.0493442251420349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0.23187">
                <text:p>0.23187</text:p>
              </table:table-cell>
              <table:table-cell office:value-type="float" office:value="0.72928">
                <text:p>0.72928</text:p>
              </table:table-cell>
              <table:table-cell office:value-type="float" office:value="0.03885">
                <text:p>0.03885</text:p>
              </table:table-cell>
              <table:table-cell office:value-type="float" office:value="0.223720438397659">
                <text:p>0.223720438397659</text:p>
              </table:table-cell>
              <table:table-cell office:value-type="float" office:value="0.73">
                <text:p>0.73</text:p>
              </table:table-cell>
              <table:table-cell office:value-type="float" office:value="0.0462795616023409">
                <text:p>0.0462795616023409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0.22315">
                <text:p>0.22315</text:p>
              </table:table-cell>
              <table:table-cell office:value-type="float" office:value="0.74144">
                <text:p>0.74144</text:p>
              </table:table-cell>
              <table:table-cell office:value-type="float" office:value="0.03541">
                <text:p>0.03541</text:p>
              </table:table-cell>
              <table:table-cell office:value-type="float" office:value="0.216648115635983">
                <text:p>0.216648115635983</text:p>
              </table:table-cell>
              <table:table-cell office:value-type="float" office:value="0.74">
                <text:p>0.74</text:p>
              </table:table-cell>
              <table:table-cell office:value-type="float" office:value="0.0433518843640169">
                <text:p>0.0433518843640169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0.21616">
                <text:p>0.21616</text:p>
              </table:table-cell>
              <table:table-cell office:value-type="float" office:value="0.75063">
                <text:p>0.75063</text:p>
              </table:table-cell>
              <table:table-cell office:value-type="float" office:value="0.03321">
                <text:p>0.03321</text:p>
              </table:table-cell>
              <table:table-cell office:value-type="float" office:value="0.209440657739172">
                <text:p>0.209440657739172</text:p>
              </table:table-cell>
              <table:table-cell office:value-type="float" office:value="0.75">
                <text:p>0.75</text:p>
              </table:table-cell>
              <table:table-cell office:value-type="float" office:value="0.0405593422608279">
                <text:p>0.0405593422608279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0.20894">
                <text:p>0.20894</text:p>
              </table:table-cell>
              <table:table-cell office:value-type="float" office:value="0.76057">
                <text:p>0.76057</text:p>
              </table:table-cell>
              <table:table-cell office:value-type="float" office:value="0.03049">
                <text:p>0.03049</text:p>
              </table:table-cell>
              <table:table-cell office:value-type="float" office:value="0.202099866509028">
                <text:p>0.202099866509028</text:p>
              </table:table-cell>
              <table:table-cell office:value-type="float" office:value="0.76">
                <text:p>0.76</text:p>
              </table:table-cell>
              <table:table-cell office:value-type="float" office:value="0.0379001334909723">
                <text:p>0.0379001334909723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0.2047">
                <text:p>0.2047</text:p>
              </table:table-cell>
              <table:table-cell office:value-type="float" office:value="0.76748">
                <text:p>0.76748</text:p>
              </table:table-cell>
              <table:table-cell office:value-type="float" office:value="0.02782">
                <text:p>0.02782</text:p>
              </table:table-cell>
              <table:table-cell office:value-type="float" office:value="0.194627496331515">
                <text:p>0.194627496331515</text:p>
              </table:table-cell>
              <table:table-cell office:value-type="float" office:value="0.77">
                <text:p>0.77</text:p>
              </table:table-cell>
              <table:table-cell office:value-type="float" office:value="0.0353725036684851">
                <text:p>0.0353725036684851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0.19652">
                <text:p>0.19652</text:p>
              </table:table-cell>
              <table:table-cell office:value-type="float" office:value="0.77858">
                <text:p>0.77858</text:p>
              </table:table-cell>
              <table:table-cell office:value-type="float" office:value="0.0249">
                <text:p>0.0249</text:p>
              </table:table-cell>
              <table:table-cell office:value-type="float" office:value="0.187025256024132">
                <text:p>0.187025256024132</text:p>
              </table:table-cell>
              <table:table-cell office:value-type="float" office:value="0.78">
                <text:p>0.78</text:p>
              </table:table-cell>
              <table:table-cell office:value-type="float" office:value="0.032974743975868">
                <text:p>0.032974743975868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0.18622">
                <text:p>0.18622</text:p>
              </table:table-cell>
              <table:table-cell office:value-type="float" office:value="0.79134">
                <text:p>0.79134</text:p>
              </table:table-cell>
              <table:table-cell office:value-type="float" office:value="0.02244">
                <text:p>0.02244</text:p>
              </table:table-cell>
              <table:table-cell office:value-type="float" office:value="0.179294810588544">
                <text:p>0.179294810588544</text:p>
              </table:table-cell>
              <table:table-cell office:value-type="float" office:value="0.79">
                <text:p>0.79</text:p>
              </table:table-cell>
              <table:table-cell office:value-type="float" office:value="0.030705189411456">
                <text:p>0.030705189411456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17921">
                <text:p>0.17921</text:p>
              </table:table-cell>
              <table:table-cell office:value-type="float" office:value="0.80051">
                <text:p>0.80051</text:p>
              </table:table-cell>
              <table:table-cell office:value-type="float" office:value="0.02028">
                <text:p>0.02028</text:p>
              </table:table-cell>
              <table:table-cell office:value-type="float" office:value="0.171437782874475">
                <text:p>0.171437782874475</text:p>
              </table:table-cell>
              <table:table-cell office:value-type="float" office:value="0.8">
                <text:p>0.8</text:p>
              </table:table-cell>
              <table:table-cell office:value-type="float" office:value="0.0285622171255251">
                <text:p>0.0285622171255251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0.1708">
                <text:p>0.1708</text:p>
              </table:table-cell>
              <table:table-cell office:value-type="float" office:value="0.81049">
                <text:p>0.81049</text:p>
              </table:table-cell>
              <table:table-cell office:value-type="float" office:value="0.01871">
                <text:p>0.01871</text:p>
              </table:table-cell>
              <table:table-cell office:value-type="float" office:value="0.163455755160406">
                <text:p>0.163455755160406</text:p>
              </table:table-cell>
              <table:table-cell office:value-type="float" office:value="0.81">
                <text:p>0.81</text:p>
              </table:table-cell>
              <table:table-cell office:value-type="float" office:value="0.0265442448395941">
                <text:p>0.0265442448395941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0.16224">
                <text:p>0.16224</text:p>
              </table:table-cell>
              <table:table-cell office:value-type="float" office:value="0.82169">
                <text:p>0.82169</text:p>
              </table:table-cell>
              <table:table-cell office:value-type="float" office:value="0.01607">
                <text:p>0.01607</text:p>
              </table:table-cell>
              <table:table-cell office:value-type="float" office:value="0.155350270656213">
                <text:p>0.155350270656213</text:p>
              </table:table-cell>
              <table:table-cell office:value-type="float" office:value="0.82">
                <text:p>0.82</text:p>
              </table:table-cell>
              <table:table-cell office:value-type="float" office:value="0.0246497293437867">
                <text:p>0.0246497293437867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0.15695">
                <text:p>0.15695</text:p>
              </table:table-cell>
              <table:table-cell office:value-type="float" office:value="0.82899">
                <text:p>0.82899</text:p>
              </table:table-cell>
              <table:table-cell office:value-type="float" office:value="0.01406">
                <text:p>0.01406</text:p>
              </table:table-cell>
              <table:table-cell office:value-type="float" office:value="0.147122834932509">
                <text:p>0.147122834932509</text:p>
              </table:table-cell>
              <table:table-cell office:value-type="float" office:value="0.83">
                <text:p>0.83</text:p>
              </table:table-cell>
              <table:table-cell office:value-type="float" office:value="0.0228771650674915">
                <text:p>0.0228771650674915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0.14872">
                <text:p>0.14872</text:p>
              </table:table-cell>
              <table:table-cell office:value-type="float" office:value="0.83881">
                <text:p>0.83881</text:p>
              </table:table-cell>
              <table:table-cell office:value-type="float" office:value="0.01247">
                <text:p>0.01247</text:p>
              </table:table-cell>
              <table:table-cell office:value-type="float" office:value="0.138774917281093">
                <text:p>0.138774917281093</text:p>
              </table:table-cell>
              <table:table-cell office:value-type="float" office:value="0.84">
                <text:p>0.84</text:p>
              </table:table-cell>
              <table:table-cell office:value-type="float" office:value="0.021225082718907">
                <text:p>0.021225082718907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0.14022">
                <text:p>0.14022</text:p>
              </table:table-cell>
              <table:table-cell office:value-type="float" office:value="0.84911">
                <text:p>0.84911</text:p>
              </table:table-cell>
              <table:table-cell office:value-type="float" office:value="0.01067">
                <text:p>0.01067</text:p>
              </table:table-cell>
              <table:table-cell office:value-type="float" office:value="0.13030795201063">
                <text:p>0.13030795201063</text:p>
              </table:table-cell>
              <table:table-cell office:value-type="float" office:value="0.85">
                <text:p>0.85</text:p>
              </table:table-cell>
              <table:table-cell office:value-type="float" office:value="0.0196920479893701">
                <text:p>0.0196920479893701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0.13058">
                <text:p>0.13058</text:p>
              </table:table-cell>
              <table:table-cell office:value-type="float" office:value="0.85961">
                <text:p>0.85961</text:p>
              </table:table-cell>
              <table:table-cell office:value-type="float" office:value="0.00981">
                <text:p>0.00981</text:p>
              </table:table-cell>
              <table:table-cell office:value-type="float" office:value="0.121723339681343">
                <text:p>0.121723339681343</text:p>
              </table:table-cell>
              <table:table-cell office:value-type="float" office:value="0.86">
                <text:p>0.86</text:p>
              </table:table-cell>
              <table:table-cell office:value-type="float" office:value="0.0182766603186568">
                <text:p>0.0182766603186568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0.12173">
                <text:p>0.12173</text:p>
              </table:table-cell>
              <table:table-cell office:value-type="float" office:value="0.8694">
                <text:p>0.8694</text:p>
              </table:table-cell>
              <table:table-cell office:value-type="float" office:value="0.00887">
                <text:p>0.00887</text:p>
              </table:table-cell>
              <table:table-cell office:value-type="float" office:value="0.113022448282289">
                <text:p>0.113022448282289</text:p>
              </table:table-cell>
              <table:table-cell office:value-type="float" office:value="0.87">
                <text:p>0.87</text:p>
              </table:table-cell>
              <table:table-cell office:value-type="float" office:value="0.016977551717711">
                <text:p>0.016977551717711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0.11213">
                <text:p>0.11213</text:p>
              </table:table-cell>
              <table:table-cell office:value-type="float" office:value="0.88081">
                <text:p>0.88081</text:p>
              </table:table-cell>
              <table:table-cell office:value-type="float" office:value="0.00706">
                <text:p>0.00706</text:p>
              </table:table-cell>
              <table:table-cell office:value-type="float" office:value="0.104206614354499">
                <text:p>0.104206614354499</text:p>
              </table:table-cell>
              <table:table-cell office:value-type="float" office:value="0.88">
                <text:p>0.88</text:p>
              </table:table-cell>
              <table:table-cell office:value-type="float" office:value="0.0157933856455007">
                <text:p>0.0157933856455007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0.10445">
                <text:p>0.10445</text:p>
              </table:table-cell>
              <table:table-cell office:value-type="float" office:value="0.88953">
                <text:p>0.88953</text:p>
              </table:table-cell>
              <table:table-cell office:value-type="float" office:value="0.00602">
                <text:p>0.00602</text:p>
              </table:table-cell>
              <table:table-cell office:value-type="float" office:value="0.0952771440630731">
                <text:p>0.0952771440630731</text:p>
              </table:table-cell>
              <table:table-cell office:value-type="float" office:value="0.89">
                <text:p>0.89</text:p>
              </table:table-cell>
              <table:table-cell office:value-type="float" office:value="0.0147228559369269">
                <text:p>0.0147228559369269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09476">
                <text:p>0.09476</text:p>
              </table:table-cell>
              <table:table-cell office:value-type="float" office:value="0.90094">
                <text:p>0.90094</text:p>
              </table:table-cell>
              <table:table-cell office:value-type="float" office:value="0.0043">
                <text:p>0.0043</text:p>
              </table:table-cell>
              <table:table-cell office:value-type="float" office:value="0.0862353142210852">
                <text:p>0.0862353142210852</text:p>
              </table:table-cell>
              <table:table-cell office:value-type="float" office:value="0.9">
                <text:p>0.9</text:p>
              </table:table-cell>
              <table:table-cell office:value-type="float" office:value="0.0137646857789148">
                <text:p>0.0137646857789148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0.08673">
                <text:p>0.08673</text:p>
              </table:table-cell>
              <table:table-cell office:value-type="float" office:value="0.9098">
                <text:p>0.9098</text:p>
              </table:table-cell>
              <table:table-cell office:value-type="float" office:value="0.00347">
                <text:p>0.00347</text:p>
              </table:table-cell>
              <table:table-cell office:value-type="float" office:value="0.0770823732679861">
                <text:p>0.0770823732679861</text:p>
              </table:table-cell>
              <table:table-cell office:value-type="float" office:value="0.91">
                <text:p>0.91</text:p>
              </table:table-cell>
              <table:table-cell office:value-type="float" office:value="0.0129176267320139">
                <text:p>0.0129176267320139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0.07751">
                <text:p>0.07751</text:p>
              </table:table-cell>
              <table:table-cell office:value-type="float" office:value="0.91929">
                <text:p>0.91929</text:p>
              </table:table-cell>
              <table:table-cell office:value-type="float" office:value="0.0032">
                <text:p>0.0032</text:p>
              </table:table-cell>
              <table:table-cell office:value-type="float" office:value="0.0678195422049969">
                <text:p>0.0678195422049969</text:p>
              </table:table-cell>
              <table:table-cell office:value-type="float" office:value="0.92">
                <text:p>0.92</text:p>
              </table:table-cell>
              <table:table-cell office:value-type="float" office:value="0.012180457795003">
                <text:p>0.012180457795003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0.06826">
                <text:p>0.06826</text:p>
              </table:table-cell>
              <table:table-cell office:value-type="float" office:value="0.92964">
                <text:p>0.92964</text:p>
              </table:table-cell>
              <table:table-cell office:value-type="float" office:value="0.0021">
                <text:p>0.0021</text:p>
              </table:table-cell>
              <table:table-cell office:value-type="float" office:value="0.0584480154898339">
                <text:p>0.0584480154898339</text:p>
              </table:table-cell>
              <table:table-cell office:value-type="float" office:value="0.93">
                <text:p>0.93</text:p>
              </table:table-cell>
              <table:table-cell office:value-type="float" office:value="0.0115519845101661">
                <text:p>0.0115519845101661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0.05878">
                <text:p>0.05878</text:p>
              </table:table-cell>
              <table:table-cell office:value-type="float" office:value="0.93978">
                <text:p>0.93978</text:p>
              </table:table-cell>
              <table:table-cell office:value-type="float" office:value="0.00144">
                <text:p>0.00144</text:p>
              </table:table-cell>
              <table:table-cell office:value-type="float" office:value="0.0489689618929504">
                <text:p>0.0489689618929504</text:p>
              </table:table-cell>
              <table:table-cell office:value-type="float" office:value="0.94">
                <text:p>0.94</text:p>
              </table:table-cell>
              <table:table-cell office:value-type="float" office:value="0.0110310381070497">
                <text:p>0.0110310381070497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0.04874">
                <text:p>0.04874</text:p>
              </table:table-cell>
              <table:table-cell office:value-type="float" office:value="0.95004">
                <text:p>0.95004</text:p>
              </table:table-cell>
              <table:table-cell office:value-type="float" office:value="0.00122">
                <text:p>0.00122</text:p>
              </table:table-cell>
              <table:table-cell office:value-type="float" office:value="0.0393835253173434">
                <text:p>0.0393835253173434</text:p>
              </table:table-cell>
              <table:table-cell office:value-type="float" office:value="0.95">
                <text:p>0.95</text:p>
              </table:table-cell>
              <table:table-cell office:value-type="float" office:value="0.0106164746826566">
                <text:p>0.0106164746826566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0.03896">
                <text:p>0.03896</text:p>
              </table:table-cell>
              <table:table-cell office:value-type="float" office:value="0.96038">
                <text:p>0.96038</text:p>
              </table:table-cell>
              <table:table-cell office:value-type="float" office:value="0.00066">
                <text:p>0.00066</text:p>
              </table:table-cell>
              <table:table-cell office:value-type="float" office:value="0.0296928255838418">
                <text:p>0.0296928255838418</text:p>
              </table:table-cell>
              <table:table-cell office:value-type="float" office:value="0.96">
                <text:p>0.96</text:p>
              </table:table-cell>
              <table:table-cell office:value-type="float" office:value="0.0103071744161583">
                <text:p>0.0103071744161583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0.02986">
                <text:p>0.02986</text:p>
              </table:table-cell>
              <table:table-cell office:value-type="float" office:value="0.96975">
                <text:p>0.96975</text:p>
              </table:table-cell>
              <table:table-cell office:value-type="float" office:value="0.00039">
                <text:p>0.00039</text:p>
              </table:table-cell>
              <table:table-cell office:value-type="float" office:value="0.0198979591836735">
                <text:p>0.0198979591836735</text:p>
              </table:table-cell>
              <table:table-cell office:value-type="float" office:value="0.97">
                <text:p>0.97</text:p>
              </table:table-cell>
              <table:table-cell office:value-type="float" office:value="0.0101020408163266">
                <text:p>0.0101020408163266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0.01966">
                <text:p>0.01966</text:p>
              </table:table-cell>
              <table:table-cell office:value-type="float" office:value="0.98028">
                <text:p>0.98028</text:p>
              </table:table-cell>
              <table:table-cell office:value-type="float" office:value="0.00006">
                <text:p>0.00006</text:p>
              </table:table-cell>
              <table:table-cell office:value-type="float" office:value="0.01">
                <text:p>0.01</text:p>
              </table:table-cell>
              <table:table-cell office:value-type="float" office:value="0.98">
                <text:p>0.98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0.01016">
                <text:p>0.01016</text:p>
              </table:table-cell>
              <table:table-cell office:value-type="float" office:value="0.98984">
                <text:p>0.989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99">
                <text:p>0.99</text:p>
              </table:table-cell>
              <table:table-cell office:value-type="float" office:value="0.01">
                <text:p>0.0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15cm" chart:symbol-height="0.1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15cm" chart:symbol-height="0.1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15cm" chart:symbol-height="0.1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5.493cm" svg:height="14.34cm" xlink:href=".." xlink:type="simple" chart:class="chart:scatter" chart:style-name="ch1">
        <chart:legend chart:legend-position="end" svg:x="23.018cm" svg:y="6.373cm" style:legend-expansion="high" chart:style-name="ch2"/>
        <chart:plot-area chart:style-name="ch3" table:cell-range-address="N_100_SIM_TIME_100000.A1:N_100_SIM_TIME_100000.D101" chart:data-source-has-labels="both" svg:x="0.509cm" svg:y="0.286cm" svg:width="22cm" svg:height="13.768cm">
          <chartooo:coordinate-region svg:x="1.236cm" svg:y="0.486cm" svg:width="20.994cm" svg:height="12.921cm"/>
          <chart:axis chart:dimension="x" chart:name="primary-x" chart:style-name="ch4" chartooo:axis-type="auto">
            <chart:categories table:cell-range-address="N_100_SIM_TIME_100000.A2:N_100_SIM_TIME_100000.A10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N_100_SIM_TIME_100000.B2:N_100_SIM_TIME_100000.B101" chart:label-cell-address="N_100_SIM_TIME_100000.B1:N_100_SIM_TIME_100000.B1" chart:class="chart:scatter">
            <chart:domain table:cell-range-address="N_100_SIM_TIME_100000.A2:N_100_SIM_TIME_100000.A101"/>
            <chart:data-point chart:repeated="100"/>
          </chart:series>
          <chart:series chart:style-name="ch7" chart:values-cell-range-address="N_100_SIM_TIME_100000.C2:N_100_SIM_TIME_100000.C101" chart:label-cell-address="N_100_SIM_TIME_100000.C1:N_100_SIM_TIME_100000.C1" chart:class="chart:scatter">
            <chart:data-point chart:repeated="100"/>
          </chart:series>
          <chart:series chart:style-name="ch8" chart:values-cell-range-address="N_100_SIM_TIME_100000.D2:N_100_SIM_TIME_100000.D101" chart:label-cell-address="N_100_SIM_TIME_100000.D1:N_100_SIM_TIME_100000.D1" chart:class="chart:scatter">
            <chart:data-point chart:repeated="1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_success</text:p>
                <draw:g>
                  <svg:desc>N_100_SIM_TIME_100000.B1:N_100_SIM_TIME_100000.B1</svg:desc>
                </draw:g>
              </table:table-cell>
              <table:table-cell office:value-type="string">
                <text:p>P_nobody</text:p>
                <draw:g>
                  <svg:desc>N_100_SIM_TIME_100000.C1:N_100_SIM_TIME_100000.C1</svg:desc>
                </draw:g>
              </table:table-cell>
              <table:table-cell office:value-type="string">
                <text:p>P_notbest</text:p>
                <draw:g>
                  <svg:desc>N_100_SIM_TIME_100000.D1:N_100_SIM_TIME_100000.D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N_100_SIM_TIME_100000.A2:N_100_SIM_TIME_100000.A101</svg:desc>
                </draw:g>
              </table:table-cell>
              <table:table-cell office:value-type="float" office:value="0.0102">
                <text:p>0.0102</text:p>
                <draw:g>
                  <svg:desc>N_100_SIM_TIME_100000.B2:N_100_SIM_TIME_100000.B101</svg:desc>
                </draw:g>
              </table:table-cell>
              <table:table-cell office:value-type="float" office:value="0">
                <text:p>0</text:p>
                <draw:g>
                  <svg:desc>N_100_SIM_TIME_100000.C2:N_100_SIM_TIME_100000.C101</svg:desc>
                </draw:g>
              </table:table-cell>
              <table:table-cell office:value-type="float" office:value="0.9898">
                <text:p>0.9898</text:p>
                <draw:g>
                  <svg:desc>N_100_SIM_TIME_100000.D2:N_100_SIM_TIME_100000.D101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05166">
                <text:p>0.05166</text:p>
              </table:table-cell>
              <table:table-cell office:value-type="float" office:value="0.00987">
                <text:p>0.00987</text:p>
              </table:table-cell>
              <table:table-cell office:value-type="float" office:value="0.93847">
                <text:p>0.93847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8223">
                <text:p>0.08223</text:p>
              </table:table-cell>
              <table:table-cell office:value-type="float" office:value="0.02028">
                <text:p>0.02028</text:p>
              </table:table-cell>
              <table:table-cell office:value-type="float" office:value="0.89749">
                <text:p>0.89749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11056">
                <text:p>0.11056</text:p>
              </table:table-cell>
              <table:table-cell office:value-type="float" office:value="0.03024">
                <text:p>0.03024</text:p>
              </table:table-cell>
              <table:table-cell office:value-type="float" office:value="0.8592">
                <text:p>0.859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13446">
                <text:p>0.13446</text:p>
              </table:table-cell>
              <table:table-cell office:value-type="float" office:value="0.03921">
                <text:p>0.03921</text:p>
              </table:table-cell>
              <table:table-cell office:value-type="float" office:value="0.82633">
                <text:p>0.82633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15442">
                <text:p>0.15442</text:p>
              </table:table-cell>
              <table:table-cell office:value-type="float" office:value="0.0487">
                <text:p>0.0487</text:p>
              </table:table-cell>
              <table:table-cell office:value-type="float" office:value="0.79688">
                <text:p>0.79688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17326">
                <text:p>0.17326</text:p>
              </table:table-cell>
              <table:table-cell office:value-type="float" office:value="0.05957">
                <text:p>0.05957</text:p>
              </table:table-cell>
              <table:table-cell office:value-type="float" office:value="0.76717">
                <text:p>0.76717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19176">
                <text:p>0.19176</text:p>
              </table:table-cell>
              <table:table-cell office:value-type="float" office:value="0.0698">
                <text:p>0.0698</text:p>
              </table:table-cell>
              <table:table-cell office:value-type="float" office:value="0.73844">
                <text:p>0.7384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20795">
                <text:p>0.20795</text:p>
              </table:table-cell>
              <table:table-cell office:value-type="float" office:value="0.0796">
                <text:p>0.0796</text:p>
              </table:table-cell>
              <table:table-cell office:value-type="float" office:value="0.71245">
                <text:p>0.71245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22216">
                <text:p>0.22216</text:p>
              </table:table-cell>
              <table:table-cell office:value-type="float" office:value="0.09028">
                <text:p>0.09028</text:p>
              </table:table-cell>
              <table:table-cell office:value-type="float" office:value="0.68756">
                <text:p>0.6875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23541">
                <text:p>0.23541</text:p>
              </table:table-cell>
              <table:table-cell office:value-type="float" office:value="0.10147">
                <text:p>0.10147</text:p>
              </table:table-cell>
              <table:table-cell office:value-type="float" office:value="0.66312">
                <text:p>0.66312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24778">
                <text:p>0.24778</text:p>
              </table:table-cell>
              <table:table-cell office:value-type="float" office:value="0.1092">
                <text:p>0.1092</text:p>
              </table:table-cell>
              <table:table-cell office:value-type="float" office:value="0.64302">
                <text:p>0.64302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26033">
                <text:p>0.26033</text:p>
              </table:table-cell>
              <table:table-cell office:value-type="float" office:value="0.11987">
                <text:p>0.11987</text:p>
              </table:table-cell>
              <table:table-cell office:value-type="float" office:value="0.6198">
                <text:p>0.6198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27039">
                <text:p>0.27039</text:p>
              </table:table-cell>
              <table:table-cell office:value-type="float" office:value="0.13008">
                <text:p>0.13008</text:p>
              </table:table-cell>
              <table:table-cell office:value-type="float" office:value="0.59953">
                <text:p>0.59953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28041">
                <text:p>0.28041</text:p>
              </table:table-cell>
              <table:table-cell office:value-type="float" office:value="0.1402">
                <text:p>0.1402</text:p>
              </table:table-cell>
              <table:table-cell office:value-type="float" office:value="0.57939">
                <text:p>0.57939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29048">
                <text:p>0.29048</text:p>
              </table:table-cell>
              <table:table-cell office:value-type="float" office:value="0.14918">
                <text:p>0.14918</text:p>
              </table:table-cell>
              <table:table-cell office:value-type="float" office:value="0.56034">
                <text:p>0.56034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29519">
                <text:p>0.29519</text:p>
              </table:table-cell>
              <table:table-cell office:value-type="float" office:value="0.16136">
                <text:p>0.16136</text:p>
              </table:table-cell>
              <table:table-cell office:value-type="float" office:value="0.54345">
                <text:p>0.54345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30337">
                <text:p>0.30337</text:p>
              </table:table-cell>
              <table:table-cell office:value-type="float" office:value="0.17227">
                <text:p>0.17227</text:p>
              </table:table-cell>
              <table:table-cell office:value-type="float" office:value="0.52436">
                <text:p>0.52436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31105">
                <text:p>0.31105</text:p>
              </table:table-cell>
              <table:table-cell office:value-type="float" office:value="0.17964">
                <text:p>0.17964</text:p>
              </table:table-cell>
              <table:table-cell office:value-type="float" office:value="0.50931">
                <text:p>0.50931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32016">
                <text:p>0.32016</text:p>
              </table:table-cell>
              <table:table-cell office:value-type="float" office:value="0.18799">
                <text:p>0.18799</text:p>
              </table:table-cell>
              <table:table-cell office:value-type="float" office:value="0.49185">
                <text:p>0.4918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32444">
                <text:p>0.32444</text:p>
              </table:table-cell>
              <table:table-cell office:value-type="float" office:value="0.20081">
                <text:p>0.20081</text:p>
              </table:table-cell>
              <table:table-cell office:value-type="float" office:value="0.47475">
                <text:p>0.47475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.33164">
                <text:p>0.33164</text:p>
              </table:table-cell>
              <table:table-cell office:value-type="float" office:value="0.20893">
                <text:p>0.20893</text:p>
              </table:table-cell>
              <table:table-cell office:value-type="float" office:value="0.45943">
                <text:p>0.45943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3365">
                <text:p>0.3365</text:p>
              </table:table-cell>
              <table:table-cell office:value-type="float" office:value="0.21901">
                <text:p>0.21901</text:p>
              </table:table-cell>
              <table:table-cell office:value-type="float" office:value="0.44449">
                <text:p>0.44449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.33881">
                <text:p>0.33881</text:p>
              </table:table-cell>
              <table:table-cell office:value-type="float" office:value="0.23138">
                <text:p>0.23138</text:p>
              </table:table-cell>
              <table:table-cell office:value-type="float" office:value="0.42981">
                <text:p>0.42981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34883">
                <text:p>0.34883</text:p>
              </table:table-cell>
              <table:table-cell office:value-type="float" office:value="0.23975">
                <text:p>0.23975</text:p>
              </table:table-cell>
              <table:table-cell office:value-type="float" office:value="0.41142">
                <text:p>0.41142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35217">
                <text:p>0.35217</text:p>
              </table:table-cell>
              <table:table-cell office:value-type="float" office:value="0.25127">
                <text:p>0.25127</text:p>
              </table:table-cell>
              <table:table-cell office:value-type="float" office:value="0.39656">
                <text:p>0.39656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.35372">
                <text:p>0.35372</text:p>
              </table:table-cell>
              <table:table-cell office:value-type="float" office:value="0.25946">
                <text:p>0.25946</text:p>
              </table:table-cell>
              <table:table-cell office:value-type="float" office:value="0.38682">
                <text:p>0.38682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.3577">
                <text:p>0.3577</text:p>
              </table:table-cell>
              <table:table-cell office:value-type="float" office:value="0.27049">
                <text:p>0.27049</text:p>
              </table:table-cell>
              <table:table-cell office:value-type="float" office:value="0.37181">
                <text:p>0.37181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36191">
                <text:p>0.36191</text:p>
              </table:table-cell>
              <table:table-cell office:value-type="float" office:value="0.27688">
                <text:p>0.27688</text:p>
              </table:table-cell>
              <table:table-cell office:value-type="float" office:value="0.36121">
                <text:p>0.36121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.3629">
                <text:p>0.3629</text:p>
              </table:table-cell>
              <table:table-cell office:value-type="float" office:value="0.28811">
                <text:p>0.28811</text:p>
              </table:table-cell>
              <table:table-cell office:value-type="float" office:value="0.34899">
                <text:p>0.34899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36317">
                <text:p>0.36317</text:p>
              </table:table-cell>
              <table:table-cell office:value-type="float" office:value="0.30152">
                <text:p>0.30152</text:p>
              </table:table-cell>
              <table:table-cell office:value-type="float" office:value="0.33531">
                <text:p>0.33531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0.37024">
                <text:p>0.37024</text:p>
              </table:table-cell>
              <table:table-cell office:value-type="float" office:value="0.3074">
                <text:p>0.3074</text:p>
              </table:table-cell>
              <table:table-cell office:value-type="float" office:value="0.32236">
                <text:p>0.32236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37004">
                <text:p>0.37004</text:p>
              </table:table-cell>
              <table:table-cell office:value-type="float" office:value="0.31899">
                <text:p>0.31899</text:p>
              </table:table-cell>
              <table:table-cell office:value-type="float" office:value="0.31097">
                <text:p>0.31097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0.36839">
                <text:p>0.36839</text:p>
              </table:table-cell>
              <table:table-cell office:value-type="float" office:value="0.33121">
                <text:p>0.33121</text:p>
              </table:table-cell>
              <table:table-cell office:value-type="float" office:value="0.3004">
                <text:p>0.3004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0.36826">
                <text:p>0.36826</text:p>
              </table:table-cell>
              <table:table-cell office:value-type="float" office:value="0.33837">
                <text:p>0.33837</text:p>
              </table:table-cell>
              <table:table-cell office:value-type="float" office:value="0.29337">
                <text:p>0.29337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.37015">
                <text:p>0.37015</text:p>
              </table:table-cell>
              <table:table-cell office:value-type="float" office:value="0.34872">
                <text:p>0.34872</text:p>
              </table:table-cell>
              <table:table-cell office:value-type="float" office:value="0.28113">
                <text:p>0.28113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0.3714">
                <text:p>0.3714</text:p>
              </table:table-cell>
              <table:table-cell office:value-type="float" office:value="0.36035">
                <text:p>0.36035</text:p>
              </table:table-cell>
              <table:table-cell office:value-type="float" office:value="0.26825">
                <text:p>0.26825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0.36953">
                <text:p>0.36953</text:p>
              </table:table-cell>
              <table:table-cell office:value-type="float" office:value="0.36883">
                <text:p>0.36883</text:p>
              </table:table-cell>
              <table:table-cell office:value-type="float" office:value="0.26164">
                <text:p>0.26164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0.37033">
                <text:p>0.37033</text:p>
              </table:table-cell>
              <table:table-cell office:value-type="float" office:value="0.38125">
                <text:p>0.38125</text:p>
              </table:table-cell>
              <table:table-cell office:value-type="float" office:value="0.24842">
                <text:p>0.24842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0.37052">
                <text:p>0.37052</text:p>
              </table:table-cell>
              <table:table-cell office:value-type="float" office:value="0.38996">
                <text:p>0.38996</text:p>
              </table:table-cell>
              <table:table-cell office:value-type="float" office:value="0.23952">
                <text:p>0.2395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36933">
                <text:p>0.36933</text:p>
              </table:table-cell>
              <table:table-cell office:value-type="float" office:value="0.39818">
                <text:p>0.39818</text:p>
              </table:table-cell>
              <table:table-cell office:value-type="float" office:value="0.23249">
                <text:p>0.23249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0.36922">
                <text:p>0.36922</text:p>
              </table:table-cell>
              <table:table-cell office:value-type="float" office:value="0.40998">
                <text:p>0.40998</text:p>
              </table:table-cell>
              <table:table-cell office:value-type="float" office:value="0.2208">
                <text:p>0.2208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0.36772">
                <text:p>0.36772</text:p>
              </table:table-cell>
              <table:table-cell office:value-type="float" office:value="0.42132">
                <text:p>0.42132</text:p>
              </table:table-cell>
              <table:table-cell office:value-type="float" office:value="0.21096">
                <text:p>0.21096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0.36798">
                <text:p>0.36798</text:p>
              </table:table-cell>
              <table:table-cell office:value-type="float" office:value="0.42979">
                <text:p>0.42979</text:p>
              </table:table-cell>
              <table:table-cell office:value-type="float" office:value="0.20223">
                <text:p>0.20223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0.36463">
                <text:p>0.36463</text:p>
              </table:table-cell>
              <table:table-cell office:value-type="float" office:value="0.43865">
                <text:p>0.43865</text:p>
              </table:table-cell>
              <table:table-cell office:value-type="float" office:value="0.19672">
                <text:p>0.19672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.36063">
                <text:p>0.36063</text:p>
              </table:table-cell>
              <table:table-cell office:value-type="float" office:value="0.44948">
                <text:p>0.44948</text:p>
              </table:table-cell>
              <table:table-cell office:value-type="float" office:value="0.18989">
                <text:p>0.18989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0.35873">
                <text:p>0.35873</text:p>
              </table:table-cell>
              <table:table-cell office:value-type="float" office:value="0.46243">
                <text:p>0.46243</text:p>
              </table:table-cell>
              <table:table-cell office:value-type="float" office:value="0.17884">
                <text:p>0.17884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0.35803">
                <text:p>0.35803</text:p>
              </table:table-cell>
              <table:table-cell office:value-type="float" office:value="0.47037">
                <text:p>0.47037</text:p>
              </table:table-cell>
              <table:table-cell office:value-type="float" office:value="0.1716">
                <text:p>0.1716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0.35607">
                <text:p>0.35607</text:p>
              </table:table-cell>
              <table:table-cell office:value-type="float" office:value="0.47761">
                <text:p>0.47761</text:p>
              </table:table-cell>
              <table:table-cell office:value-type="float" office:value="0.16632">
                <text:p>0.16632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0.3514">
                <text:p>0.3514</text:p>
              </table:table-cell>
              <table:table-cell office:value-type="float" office:value="0.49092">
                <text:p>0.49092</text:p>
              </table:table-cell>
              <table:table-cell office:value-type="float" office:value="0.15768">
                <text:p>0.15768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34756">
                <text:p>0.34756</text:p>
              </table:table-cell>
              <table:table-cell office:value-type="float" office:value="0.50393">
                <text:p>0.50393</text:p>
              </table:table-cell>
              <table:table-cell office:value-type="float" office:value="0.14851">
                <text:p>0.14851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0.34843">
                <text:p>0.34843</text:p>
              </table:table-cell>
              <table:table-cell office:value-type="float" office:value="0.50688">
                <text:p>0.50688</text:p>
              </table:table-cell>
              <table:table-cell office:value-type="float" office:value="0.14469">
                <text:p>0.14469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0.34429">
                <text:p>0.34429</text:p>
              </table:table-cell>
              <table:table-cell office:value-type="float" office:value="0.52025">
                <text:p>0.52025</text:p>
              </table:table-cell>
              <table:table-cell office:value-type="float" office:value="0.13546">
                <text:p>0.13546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0.33616">
                <text:p>0.33616</text:p>
              </table:table-cell>
              <table:table-cell office:value-type="float" office:value="0.53168">
                <text:p>0.53168</text:p>
              </table:table-cell>
              <table:table-cell office:value-type="float" office:value="0.13216">
                <text:p>0.13216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0.33361">
                <text:p>0.33361</text:p>
              </table:table-cell>
              <table:table-cell office:value-type="float" office:value="0.54004">
                <text:p>0.54004</text:p>
              </table:table-cell>
              <table:table-cell office:value-type="float" office:value="0.12635">
                <text:p>0.12635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0.33236">
                <text:p>0.33236</text:p>
              </table:table-cell>
              <table:table-cell office:value-type="float" office:value="0.54853">
                <text:p>0.54853</text:p>
              </table:table-cell>
              <table:table-cell office:value-type="float" office:value="0.11911">
                <text:p>0.11911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0.32718">
                <text:p>0.32718</text:p>
              </table:table-cell>
              <table:table-cell office:value-type="float" office:value="0.56175">
                <text:p>0.56175</text:p>
              </table:table-cell>
              <table:table-cell office:value-type="float" office:value="0.11107">
                <text:p>0.11107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0.3233">
                <text:p>0.3233</text:p>
              </table:table-cell>
              <table:table-cell office:value-type="float" office:value="0.569">
                <text:p>0.569</text:p>
              </table:table-cell>
              <table:table-cell office:value-type="float" office:value="0.1077">
                <text:p>0.1077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0.31815">
                <text:p>0.31815</text:p>
              </table:table-cell>
              <table:table-cell office:value-type="float" office:value="0.57989">
                <text:p>0.57989</text:p>
              </table:table-cell>
              <table:table-cell office:value-type="float" office:value="0.10196">
                <text:p>0.10196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0.31194">
                <text:p>0.31194</text:p>
              </table:table-cell>
              <table:table-cell office:value-type="float" office:value="0.59053">
                <text:p>0.59053</text:p>
              </table:table-cell>
              <table:table-cell office:value-type="float" office:value="0.09753">
                <text:p>0.09753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30893">
                <text:p>0.30893</text:p>
              </table:table-cell>
              <table:table-cell office:value-type="float" office:value="0.59941">
                <text:p>0.59941</text:p>
              </table:table-cell>
              <table:table-cell office:value-type="float" office:value="0.09166">
                <text:p>0.09166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0.30092">
                <text:p>0.30092</text:p>
              </table:table-cell>
              <table:table-cell office:value-type="float" office:value="0.6115">
                <text:p>0.6115</text:p>
              </table:table-cell>
              <table:table-cell office:value-type="float" office:value="0.08758">
                <text:p>0.08758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0.29392">
                <text:p>0.29392</text:p>
              </table:table-cell>
              <table:table-cell office:value-type="float" office:value="0.62194">
                <text:p>0.62194</text:p>
              </table:table-cell>
              <table:table-cell office:value-type="float" office:value="0.08414">
                <text:p>0.08414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0.29352">
                <text:p>0.29352</text:p>
              </table:table-cell>
              <table:table-cell office:value-type="float" office:value="0.63015">
                <text:p>0.63015</text:p>
              </table:table-cell>
              <table:table-cell office:value-type="float" office:value="0.07633">
                <text:p>0.07633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2858">
                <text:p>0.2858</text:p>
              </table:table-cell>
              <table:table-cell office:value-type="float" office:value="0.64171">
                <text:p>0.64171</text:p>
              </table:table-cell>
              <table:table-cell office:value-type="float" office:value="0.07249">
                <text:p>0.07249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0.28232">
                <text:p>0.28232</text:p>
              </table:table-cell>
              <table:table-cell office:value-type="float" office:value="0.64953">
                <text:p>0.64953</text:p>
              </table:table-cell>
              <table:table-cell office:value-type="float" office:value="0.06815">
                <text:p>0.06815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0.27658">
                <text:p>0.27658</text:p>
              </table:table-cell>
              <table:table-cell office:value-type="float" office:value="0.65992">
                <text:p>0.65992</text:p>
              </table:table-cell>
              <table:table-cell office:value-type="float" office:value="0.0635">
                <text:p>0.0635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0.27136">
                <text:p>0.27136</text:p>
              </table:table-cell>
              <table:table-cell office:value-type="float" office:value="0.67015">
                <text:p>0.67015</text:p>
              </table:table-cell>
              <table:table-cell office:value-type="float" office:value="0.05849">
                <text:p>0.05849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0.26349">
                <text:p>0.26349</text:p>
              </table:table-cell>
              <table:table-cell office:value-type="float" office:value="0.68092">
                <text:p>0.68092</text:p>
              </table:table-cell>
              <table:table-cell office:value-type="float" office:value="0.05559">
                <text:p>0.05559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0.25861">
                <text:p>0.25861</text:p>
              </table:table-cell>
              <table:table-cell office:value-type="float" office:value="0.68842">
                <text:p>0.68842</text:p>
              </table:table-cell>
              <table:table-cell office:value-type="float" office:value="0.05297">
                <text:p>0.05297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24953">
                <text:p>0.24953</text:p>
              </table:table-cell>
              <table:table-cell office:value-type="float" office:value="0.70246">
                <text:p>0.70246</text:p>
              </table:table-cell>
              <table:table-cell office:value-type="float" office:value="0.04801">
                <text:p>0.04801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0.24432">
                <text:p>0.24432</text:p>
              </table:table-cell>
              <table:table-cell office:value-type="float" office:value="0.71048">
                <text:p>0.71048</text:p>
              </table:table-cell>
              <table:table-cell office:value-type="float" office:value="0.0452">
                <text:p>0.0452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0.23737">
                <text:p>0.23737</text:p>
              </table:table-cell>
              <table:table-cell office:value-type="float" office:value="0.72101">
                <text:p>0.72101</text:p>
              </table:table-cell>
              <table:table-cell office:value-type="float" office:value="0.04162">
                <text:p>0.04162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0.23187">
                <text:p>0.23187</text:p>
              </table:table-cell>
              <table:table-cell office:value-type="float" office:value="0.72928">
                <text:p>0.72928</text:p>
              </table:table-cell>
              <table:table-cell office:value-type="float" office:value="0.03885">
                <text:p>0.03885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0.22315">
                <text:p>0.22315</text:p>
              </table:table-cell>
              <table:table-cell office:value-type="float" office:value="0.74144">
                <text:p>0.74144</text:p>
              </table:table-cell>
              <table:table-cell office:value-type="float" office:value="0.03541">
                <text:p>0.03541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0.21616">
                <text:p>0.21616</text:p>
              </table:table-cell>
              <table:table-cell office:value-type="float" office:value="0.75063">
                <text:p>0.75063</text:p>
              </table:table-cell>
              <table:table-cell office:value-type="float" office:value="0.03321">
                <text:p>0.03321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0.20894">
                <text:p>0.20894</text:p>
              </table:table-cell>
              <table:table-cell office:value-type="float" office:value="0.76057">
                <text:p>0.76057</text:p>
              </table:table-cell>
              <table:table-cell office:value-type="float" office:value="0.03049">
                <text:p>0.03049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0.2047">
                <text:p>0.2047</text:p>
              </table:table-cell>
              <table:table-cell office:value-type="float" office:value="0.76748">
                <text:p>0.76748</text:p>
              </table:table-cell>
              <table:table-cell office:value-type="float" office:value="0.02782">
                <text:p>0.02782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0.19652">
                <text:p>0.19652</text:p>
              </table:table-cell>
              <table:table-cell office:value-type="float" office:value="0.77858">
                <text:p>0.77858</text:p>
              </table:table-cell>
              <table:table-cell office:value-type="float" office:value="0.0249">
                <text:p>0.0249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0.18622">
                <text:p>0.18622</text:p>
              </table:table-cell>
              <table:table-cell office:value-type="float" office:value="0.79134">
                <text:p>0.79134</text:p>
              </table:table-cell>
              <table:table-cell office:value-type="float" office:value="0.02244">
                <text:p>0.02244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17921">
                <text:p>0.17921</text:p>
              </table:table-cell>
              <table:table-cell office:value-type="float" office:value="0.80051">
                <text:p>0.80051</text:p>
              </table:table-cell>
              <table:table-cell office:value-type="float" office:value="0.02028">
                <text:p>0.02028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0.1708">
                <text:p>0.1708</text:p>
              </table:table-cell>
              <table:table-cell office:value-type="float" office:value="0.81049">
                <text:p>0.81049</text:p>
              </table:table-cell>
              <table:table-cell office:value-type="float" office:value="0.01871">
                <text:p>0.01871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0.16224">
                <text:p>0.16224</text:p>
              </table:table-cell>
              <table:table-cell office:value-type="float" office:value="0.82169">
                <text:p>0.82169</text:p>
              </table:table-cell>
              <table:table-cell office:value-type="float" office:value="0.01607">
                <text:p>0.01607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0.15695">
                <text:p>0.15695</text:p>
              </table:table-cell>
              <table:table-cell office:value-type="float" office:value="0.82899">
                <text:p>0.82899</text:p>
              </table:table-cell>
              <table:table-cell office:value-type="float" office:value="0.01406">
                <text:p>0.01406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0.14872">
                <text:p>0.14872</text:p>
              </table:table-cell>
              <table:table-cell office:value-type="float" office:value="0.83881">
                <text:p>0.83881</text:p>
              </table:table-cell>
              <table:table-cell office:value-type="float" office:value="0.01247">
                <text:p>0.01247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0.14022">
                <text:p>0.14022</text:p>
              </table:table-cell>
              <table:table-cell office:value-type="float" office:value="0.84911">
                <text:p>0.84911</text:p>
              </table:table-cell>
              <table:table-cell office:value-type="float" office:value="0.01067">
                <text:p>0.01067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0.13058">
                <text:p>0.13058</text:p>
              </table:table-cell>
              <table:table-cell office:value-type="float" office:value="0.85961">
                <text:p>0.85961</text:p>
              </table:table-cell>
              <table:table-cell office:value-type="float" office:value="0.00981">
                <text:p>0.00981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0.12173">
                <text:p>0.12173</text:p>
              </table:table-cell>
              <table:table-cell office:value-type="float" office:value="0.8694">
                <text:p>0.8694</text:p>
              </table:table-cell>
              <table:table-cell office:value-type="float" office:value="0.00887">
                <text:p>0.00887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0.11213">
                <text:p>0.11213</text:p>
              </table:table-cell>
              <table:table-cell office:value-type="float" office:value="0.88081">
                <text:p>0.88081</text:p>
              </table:table-cell>
              <table:table-cell office:value-type="float" office:value="0.00706">
                <text:p>0.00706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0.10445">
                <text:p>0.10445</text:p>
              </table:table-cell>
              <table:table-cell office:value-type="float" office:value="0.88953">
                <text:p>0.88953</text:p>
              </table:table-cell>
              <table:table-cell office:value-type="float" office:value="0.00602">
                <text:p>0.00602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09476">
                <text:p>0.09476</text:p>
              </table:table-cell>
              <table:table-cell office:value-type="float" office:value="0.90094">
                <text:p>0.90094</text:p>
              </table:table-cell>
              <table:table-cell office:value-type="float" office:value="0.0043">
                <text:p>0.0043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0.08673">
                <text:p>0.08673</text:p>
              </table:table-cell>
              <table:table-cell office:value-type="float" office:value="0.9098">
                <text:p>0.9098</text:p>
              </table:table-cell>
              <table:table-cell office:value-type="float" office:value="0.00347">
                <text:p>0.00347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0.07751">
                <text:p>0.07751</text:p>
              </table:table-cell>
              <table:table-cell office:value-type="float" office:value="0.91929">
                <text:p>0.91929</text:p>
              </table:table-cell>
              <table:table-cell office:value-type="float" office:value="0.0032">
                <text:p>0.0032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0.06826">
                <text:p>0.06826</text:p>
              </table:table-cell>
              <table:table-cell office:value-type="float" office:value="0.92964">
                <text:p>0.92964</text:p>
              </table:table-cell>
              <table:table-cell office:value-type="float" office:value="0.0021">
                <text:p>0.0021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0.05878">
                <text:p>0.05878</text:p>
              </table:table-cell>
              <table:table-cell office:value-type="float" office:value="0.93978">
                <text:p>0.93978</text:p>
              </table:table-cell>
              <table:table-cell office:value-type="float" office:value="0.00144">
                <text:p>0.00144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0.04874">
                <text:p>0.04874</text:p>
              </table:table-cell>
              <table:table-cell office:value-type="float" office:value="0.95004">
                <text:p>0.95004</text:p>
              </table:table-cell>
              <table:table-cell office:value-type="float" office:value="0.00122">
                <text:p>0.00122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0.03896">
                <text:p>0.03896</text:p>
              </table:table-cell>
              <table:table-cell office:value-type="float" office:value="0.96038">
                <text:p>0.96038</text:p>
              </table:table-cell>
              <table:table-cell office:value-type="float" office:value="0.00066">
                <text:p>0.00066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0.02986">
                <text:p>0.02986</text:p>
              </table:table-cell>
              <table:table-cell office:value-type="float" office:value="0.96975">
                <text:p>0.96975</text:p>
              </table:table-cell>
              <table:table-cell office:value-type="float" office:value="0.00039">
                <text:p>0.00039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0.01966">
                <text:p>0.01966</text:p>
              </table:table-cell>
              <table:table-cell office:value-type="float" office:value="0.98028">
                <text:p>0.98028</text:p>
              </table:table-cell>
              <table:table-cell office:value-type="float" office:value="0.00006">
                <text:p>0.00006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0.01016">
                <text:p>0.01016</text:p>
              </table:table-cell>
              <table:table-cell office:value-type="float" office:value="0.98984">
                <text:p>0.98984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